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014cm"/>
    </style:style>
    <style:style style:name="co2" style:family="table-column">
      <style:table-column-properties fo:break-before="auto" style:column-width="7.5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307cm"/>
    </style:style>
    <style:style style:name="co5" style:family="table-column">
      <style:table-column-properties fo:break-before="auto" style:column-width="30.3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cb_area_abast_agua_a_id_seq</text:p>
          </table:table-cell>
          <table:table-cell office:value-type="string" calcext:value-type="string">
            <text:p>Sequencia</text:p>
          </table:table-cell>
          <table:table-cell office:value-type="float" office:value="483" calcext:value-type="float">
            <text:p>483</text:p>
          </table:table-cell>
          <table:table-cell table:formula="of:=CONCATENATE(&quot;set add sequence (set id=1, origin=1, id=&quot;; [.D1]; &quot;, fully qualified name = '&quot;;  [.A1]; &quot;.&quot;; [.B1]; &quot;', &quot;;&quot;comment='&quot;;[.C1];&quot; &quot;;[.A1];&quot;.&quot;; [.B1];&quot;');&quot;)" office:value-type="string" office:string-value="set add sequence (set id=1, origin=1, id=483, fully qualified name = 'ge.cb_area_abast_agua_a_id_seq', comment='Sequencia ge.cb_area_abast_agua_a_id_seq');" calcext:value-type="string">
            <text:p>set add sequence (set id=1, origin=1, id=483, fully qualified name = 'ge.cb_area_abast_agua_a_id_seq', comment='Sequencia ge.cb_area_abast_agua_a_id_seq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cb_area_agropec_ext_veg_pesca_a_id_seq</text:p>
          </table:table-cell>
          <table:table-cell office:value-type="string" calcext:value-type="string">
            <text:p>Sequencia</text:p>
          </table:table-cell>
          <table:table-cell office:value-type="float" office:value="484" calcext:value-type="float">
            <text:p>484</text:p>
          </table:table-cell>
          <table:table-cell table:formula="of:=CONCATENATE(&quot;set add sequence (set id=1, origin=1, id=&quot;; [.D2]; &quot;, fully qualified name = '&quot;;  [.A2]; &quot;.&quot;; [.B2]; &quot;', &quot;;&quot;comment='&quot;;[.C2];&quot; &quot;;[.A2];&quot;.&quot;; [.B2];&quot;');&quot;)" office:value-type="string" office:string-value="set add sequence (set id=1, origin=1, id=484, fully qualified name = 'ge.cb_area_agropec_ext_veg_pesca_a_id_seq', comment='Sequencia ge.cb_area_agropec_ext_veg_pesca_a_id_seq');" calcext:value-type="string">
            <text:p>set add sequence (set id=1, origin=1, id=484, fully qualified name = 'ge.cb_area_agropec_ext_veg_pesca_a_id_seq', comment='Sequencia ge.cb_area_agropec_ext_veg_pesca_a_id_seq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cb_area_comerc_serv_a_id_seq</text:p>
          </table:table-cell>
          <table:table-cell office:value-type="string" calcext:value-type="string">
            <text:p>Sequencia</text:p>
          </table:table-cell>
          <table:table-cell office:value-type="float" office:value="485" calcext:value-type="float">
            <text:p>485</text:p>
          </table:table-cell>
          <table:table-cell table:formula="of:=CONCATENATE(&quot;set add sequence (set id=1, origin=1, id=&quot;; [.D3]; &quot;, fully qualified name = '&quot;;  [.A3]; &quot;.&quot;; [.B3]; &quot;', &quot;;&quot;comment='&quot;;[.C3];&quot; &quot;;[.A3];&quot;.&quot;; [.B3];&quot;');&quot;)" office:value-type="string" office:string-value="set add sequence (set id=1, origin=1, id=485, fully qualified name = 'ge.cb_area_comerc_serv_a_id_seq', comment='Sequencia ge.cb_area_comerc_serv_a_id_seq');" calcext:value-type="string">
            <text:p>set add sequence (set id=1, origin=1, id=485, fully qualified name = 'ge.cb_area_comerc_serv_a_id_seq', comment='Sequencia ge.cb_area_comerc_serv_a_id_seq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cb_area_comunicacao_a_id_seq</text:p>
          </table:table-cell>
          <table:table-cell office:value-type="string" calcext:value-type="string">
            <text:p>Sequencia</text:p>
          </table:table-cell>
          <table:table-cell office:value-type="float" office:value="486" calcext:value-type="float">
            <text:p>486</text:p>
          </table:table-cell>
          <table:table-cell table:formula="of:=CONCATENATE(&quot;set add sequence (set id=1, origin=1, id=&quot;; [.D4]; &quot;, fully qualified name = '&quot;;  [.A4]; &quot;.&quot;; [.B4]; &quot;', &quot;;&quot;comment='&quot;;[.C4];&quot; &quot;;[.A4];&quot;.&quot;; [.B4];&quot;');&quot;)" office:value-type="string" office:string-value="set add sequence (set id=1, origin=1, id=486, fully qualified name = 'ge.cb_area_comunicacao_a_id_seq', comment='Sequencia ge.cb_area_comunicacao_a_id_seq');" calcext:value-type="string">
            <text:p>set add sequence (set id=1, origin=1, id=486, fully qualified name = 'ge.cb_area_comunicacao_a_id_seq', comment='Sequencia ge.cb_area_comunicacao_a_id_seq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cb_area_de_propriedade_particular_a_id_seq</text:p>
          </table:table-cell>
          <table:table-cell office:value-type="string" calcext:value-type="string">
            <text:p>Sequencia</text:p>
          </table:table-cell>
          <table:table-cell office:value-type="float" office:value="487" calcext:value-type="float">
            <text:p>487</text:p>
          </table:table-cell>
          <table:table-cell table:formula="of:=CONCATENATE(&quot;set add sequence (set id=1, origin=1, id=&quot;; [.D5]; &quot;, fully qualified name = '&quot;;  [.A5]; &quot;.&quot;; [.B5]; &quot;', &quot;;&quot;comment='&quot;;[.C5];&quot; &quot;;[.A5];&quot;.&quot;; [.B5];&quot;');&quot;)" office:value-type="string" office:string-value="set add sequence (set id=1, origin=1, id=487, fully qualified name = 'ge.cb_area_de_propriedade_particular_a_id_seq', comment='Sequencia ge.cb_area_de_propriedade_particular_a_id_seq');" calcext:value-type="string">
            <text:p>set add sequence (set id=1, origin=1, id=487, fully qualified name = 'ge.cb_area_de_propriedade_particular_a_id_seq', comment='Sequencia ge.cb_area_de_propriedade_particular_a_id_seq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cb_area_desenv_social_a_id_seq</text:p>
          </table:table-cell>
          <table:table-cell office:value-type="string" calcext:value-type="string">
            <text:p>Sequencia</text:p>
          </table:table-cell>
          <table:table-cell office:value-type="float" office:value="488" calcext:value-type="float">
            <text:p>488</text:p>
          </table:table-cell>
          <table:table-cell table:formula="of:=CONCATENATE(&quot;set add sequence (set id=1, origin=1, id=&quot;; [.D6]; &quot;, fully qualified name = '&quot;;  [.A6]; &quot;.&quot;; [.B6]; &quot;', &quot;;&quot;comment='&quot;;[.C6];&quot; &quot;;[.A6];&quot;.&quot;; [.B6];&quot;');&quot;)" office:value-type="string" office:string-value="set add sequence (set id=1, origin=1, id=488, fully qualified name = 'ge.cb_area_desenv_social_a_id_seq', comment='Sequencia ge.cb_area_desenv_social_a_id_seq');" calcext:value-type="string">
            <text:p>set add sequence (set id=1, origin=1, id=488, fully qualified name = 'ge.cb_area_desenv_social_a_id_seq', comment='Sequencia ge.cb_area_desenv_social_a_id_seq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cb_area_duto_a_id_seq</text:p>
          </table:table-cell>
          <table:table-cell office:value-type="string" calcext:value-type="string">
            <text:p>Sequencia</text:p>
          </table:table-cell>
          <table:table-cell office:value-type="float" office:value="489" calcext:value-type="float">
            <text:p>489</text:p>
          </table:table-cell>
          <table:table-cell table:formula="of:=CONCATENATE(&quot;set add sequence (set id=1, origin=1, id=&quot;; [.D7]; &quot;, fully qualified name = '&quot;;  [.A7]; &quot;.&quot;; [.B7]; &quot;', &quot;;&quot;comment='&quot;;[.C7];&quot; &quot;;[.A7];&quot;.&quot;; [.B7];&quot;');&quot;)" office:value-type="string" office:string-value="set add sequence (set id=1, origin=1, id=489, fully qualified name = 'ge.cb_area_duto_a_id_seq', comment='Sequencia ge.cb_area_duto_a_id_seq');" calcext:value-type="string">
            <text:p>set add sequence (set id=1, origin=1, id=489, fully qualified name = 'ge.cb_area_duto_a_id_seq', comment='Sequencia ge.cb_area_duto_a_id_seq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cb_area_energia_eletrica_a_id_seq</text:p>
          </table:table-cell>
          <table:table-cell office:value-type="string" calcext:value-type="string">
            <text:p>Sequencia</text:p>
          </table:table-cell>
          <table:table-cell office:value-type="float" office:value="490" calcext:value-type="float">
            <text:p>490</text:p>
          </table:table-cell>
          <table:table-cell table:formula="of:=CONCATENATE(&quot;set add sequence (set id=1, origin=1, id=&quot;; [.D8]; &quot;, fully qualified name = '&quot;;  [.A8]; &quot;.&quot;; [.B8]; &quot;', &quot;;&quot;comment='&quot;;[.C8];&quot; &quot;;[.A8];&quot;.&quot;; [.B8];&quot;');&quot;)" office:value-type="string" office:string-value="set add sequence (set id=1, origin=1, id=490, fully qualified name = 'ge.cb_area_energia_eletrica_a_id_seq', comment='Sequencia ge.cb_area_energia_eletrica_a_id_seq');" calcext:value-type="string">
            <text:p>set add sequence (set id=1, origin=1, id=490, fully qualified name = 'ge.cb_area_energia_eletrica_a_id_seq', comment='Sequencia ge.cb_area_energia_eletrica_a_id_seq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cb_area_ensino_a_id_seq</text:p>
          </table:table-cell>
          <table:table-cell office:value-type="string" calcext:value-type="string">
            <text:p>Sequencia</text:p>
          </table:table-cell>
          <table:table-cell office:value-type="float" office:value="491" calcext:value-type="float">
            <text:p>491</text:p>
          </table:table-cell>
          <table:table-cell table:formula="of:=CONCATENATE(&quot;set add sequence (set id=1, origin=1, id=&quot;; [.D9]; &quot;, fully qualified name = '&quot;;  [.A9]; &quot;.&quot;; [.B9]; &quot;', &quot;;&quot;comment='&quot;;[.C9];&quot; &quot;;[.A9];&quot;.&quot;; [.B9];&quot;');&quot;)" office:value-type="string" office:string-value="set add sequence (set id=1, origin=1, id=491, fully qualified name = 'ge.cb_area_ensino_a_id_seq', comment='Sequencia ge.cb_area_ensino_a_id_seq');" calcext:value-type="string">
            <text:p>set add sequence (set id=1, origin=1, id=491, fully qualified name = 'ge.cb_area_ensino_a_id_seq', comment='Sequencia ge.cb_area_ensino_a_id_seq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cb_area_est_med_fenomenos_a_id_seq</text:p>
          </table:table-cell>
          <table:table-cell office:value-type="string" calcext:value-type="string">
            <text:p>Sequencia</text:p>
          </table:table-cell>
          <table:table-cell office:value-type="float" office:value="492" calcext:value-type="float">
            <text:p>492</text:p>
          </table:table-cell>
          <table:table-cell table:formula="of:=CONCATENATE(&quot;set add sequence (set id=1, origin=1, id=&quot;; [.D10]; &quot;, fully qualified name = '&quot;;  [.A10]; &quot;.&quot;; [.B10]; &quot;', &quot;;&quot;comment='&quot;;[.C10];&quot; &quot;;[.A10];&quot;.&quot;; [.B10];&quot;');&quot;)" office:value-type="string" office:string-value="set add sequence (set id=1, origin=1, id=492, fully qualified name = 'ge.cb_area_est_med_fenomenos_a_id_seq', comment='Sequencia ge.cb_area_est_med_fenomenos_a_id_seq');" calcext:value-type="string">
            <text:p>set add sequence (set id=1, origin=1, id=492, fully qualified name = 'ge.cb_area_est_med_fenomenos_a_id_seq', comment='Sequencia ge.cb_area_est_med_fenomenos_a_id_seq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cb_area_estrut_transporte_a_id_seq</text:p>
          </table:table-cell>
          <table:table-cell office:value-type="string" calcext:value-type="string">
            <text:p>Sequencia</text:p>
          </table:table-cell>
          <table:table-cell office:value-type="float" office:value="493" calcext:value-type="float">
            <text:p>493</text:p>
          </table:table-cell>
          <table:table-cell table:formula="of:=CONCATENATE(&quot;set add sequence (set id=1, origin=1, id=&quot;; [.D11]; &quot;, fully qualified name = '&quot;;  [.A11]; &quot;.&quot;; [.B11]; &quot;', &quot;;&quot;comment='&quot;;[.C11];&quot; &quot;;[.A11];&quot;.&quot;; [.B11];&quot;');&quot;)" office:value-type="string" office:string-value="set add sequence (set id=1, origin=1, id=493, fully qualified name = 'ge.cb_area_estrut_transporte_a_id_seq', comment='Sequencia ge.cb_area_estrut_transporte_a_id_seq');" calcext:value-type="string">
            <text:p>set add sequence (set id=1, origin=1, id=493, fully qualified name = 'ge.cb_area_estrut_transporte_a_id_seq', comment='Sequencia ge.cb_area_estrut_transporte_a_id_seq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cb_area_ext_mineral_a_id_seq</text:p>
          </table:table-cell>
          <table:table-cell office:value-type="string" calcext:value-type="string">
            <text:p>Sequencia</text:p>
          </table:table-cell>
          <table:table-cell office:value-type="float" office:value="494" calcext:value-type="float">
            <text:p>494</text:p>
          </table:table-cell>
          <table:table-cell table:formula="of:=CONCATENATE(&quot;set add sequence (set id=1, origin=1, id=&quot;; [.D12]; &quot;, fully qualified name = '&quot;;  [.A12]; &quot;.&quot;; [.B12]; &quot;', &quot;;&quot;comment='&quot;;[.C12];&quot; &quot;;[.A12];&quot;.&quot;; [.B12];&quot;');&quot;)" office:value-type="string" office:string-value="set add sequence (set id=1, origin=1, id=494, fully qualified name = 'ge.cb_area_ext_mineral_a_id_seq', comment='Sequencia ge.cb_area_ext_mineral_a_id_seq');" calcext:value-type="string">
            <text:p>set add sequence (set id=1, origin=1, id=494, fully qualified name = 'ge.cb_area_ext_mineral_a_id_seq', comment='Sequencia ge.cb_area_ext_mineral_a_id_seq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cb_area_habitacional_a_id_seq</text:p>
          </table:table-cell>
          <table:table-cell office:value-type="string" calcext:value-type="string">
            <text:p>Sequencia</text:p>
          </table:table-cell>
          <table:table-cell office:value-type="float" office:value="495" calcext:value-type="float">
            <text:p>495</text:p>
          </table:table-cell>
          <table:table-cell table:formula="of:=CONCATENATE(&quot;set add sequence (set id=1, origin=1, id=&quot;; [.D13]; &quot;, fully qualified name = '&quot;;  [.A13]; &quot;.&quot;; [.B13]; &quot;', &quot;;&quot;comment='&quot;;[.C13];&quot; &quot;;[.A13];&quot;.&quot;; [.B13];&quot;');&quot;)" office:value-type="string" office:string-value="set add sequence (set id=1, origin=1, id=495, fully qualified name = 'ge.cb_area_habitacional_a_id_seq', comment='Sequencia ge.cb_area_habitacional_a_id_seq');" calcext:value-type="string">
            <text:p>set add sequence (set id=1, origin=1, id=495, fully qualified name = 'ge.cb_area_habitacional_a_id_seq', comment='Sequencia ge.cb_area_habitacional_a_id_seq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cb_area_industrial_a_id_seq</text:p>
          </table:table-cell>
          <table:table-cell office:value-type="string" calcext:value-type="string">
            <text:p>Sequencia</text:p>
          </table:table-cell>
          <table:table-cell office:value-type="float" office:value="496" calcext:value-type="float">
            <text:p>496</text:p>
          </table:table-cell>
          <table:table-cell table:formula="of:=CONCATENATE(&quot;set add sequence (set id=1, origin=1, id=&quot;; [.D14]; &quot;, fully qualified name = '&quot;;  [.A14]; &quot;.&quot;; [.B14]; &quot;', &quot;;&quot;comment='&quot;;[.C14];&quot; &quot;;[.A14];&quot;.&quot;; [.B14];&quot;');&quot;)" office:value-type="string" office:string-value="set add sequence (set id=1, origin=1, id=496, fully qualified name = 'ge.cb_area_industrial_a_id_seq', comment='Sequencia ge.cb_area_industrial_a_id_seq');" calcext:value-type="string">
            <text:p>set add sequence (set id=1, origin=1, id=496, fully qualified name = 'ge.cb_area_industrial_a_id_seq', comment='Sequencia ge.cb_area_industrial_a_id_seq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cb_area_lazer_a_id_seq</text:p>
          </table:table-cell>
          <table:table-cell office:value-type="string" calcext:value-type="string">
            <text:p>Sequencia</text:p>
          </table:table-cell>
          <table:table-cell office:value-type="float" office:value="497" calcext:value-type="float">
            <text:p>497</text:p>
          </table:table-cell>
          <table:table-cell table:formula="of:=CONCATENATE(&quot;set add sequence (set id=1, origin=1, id=&quot;; [.D15]; &quot;, fully qualified name = '&quot;;  [.A15]; &quot;.&quot;; [.B15]; &quot;', &quot;;&quot;comment='&quot;;[.C15];&quot; &quot;;[.A15];&quot;.&quot;; [.B15];&quot;');&quot;)" office:value-type="string" office:string-value="set add sequence (set id=1, origin=1, id=497, fully qualified name = 'ge.cb_area_lazer_a_id_seq', comment='Sequencia ge.cb_area_lazer_a_id_seq');" calcext:value-type="string">
            <text:p>set add sequence (set id=1, origin=1, id=497, fully qualified name = 'ge.cb_area_lazer_a_id_seq', comment='Sequencia ge.cb_area_lazer_a_id_seq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cb_area_religiosa_a_id_seq</text:p>
          </table:table-cell>
          <table:table-cell office:value-type="string" calcext:value-type="string">
            <text:p>Sequencia</text:p>
          </table:table-cell>
          <table:table-cell office:value-type="float" office:value="498" calcext:value-type="float">
            <text:p>498</text:p>
          </table:table-cell>
          <table:table-cell table:formula="of:=CONCATENATE(&quot;set add sequence (set id=1, origin=1, id=&quot;; [.D16]; &quot;, fully qualified name = '&quot;;  [.A16]; &quot;.&quot;; [.B16]; &quot;', &quot;;&quot;comment='&quot;;[.C16];&quot; &quot;;[.A16];&quot;.&quot;; [.B16];&quot;');&quot;)" office:value-type="string" office:string-value="set add sequence (set id=1, origin=1, id=498, fully qualified name = 'ge.cb_area_religiosa_a_id_seq', comment='Sequencia ge.cb_area_religiosa_a_id_seq');" calcext:value-type="string">
            <text:p>set add sequence (set id=1, origin=1, id=498, fully qualified name = 'ge.cb_area_religiosa_a_id_seq', comment='Sequencia ge.cb_area_religiosa_a_id_seq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cb_area_ruinas_a_id_seq</text:p>
          </table:table-cell>
          <table:table-cell office:value-type="string" calcext:value-type="string">
            <text:p>Sequencia</text:p>
          </table:table-cell>
          <table:table-cell office:value-type="float" office:value="499" calcext:value-type="float">
            <text:p>499</text:p>
          </table:table-cell>
          <table:table-cell table:formula="of:=CONCATENATE(&quot;set add sequence (set id=1, origin=1, id=&quot;; [.D17]; &quot;, fully qualified name = '&quot;;  [.A17]; &quot;.&quot;; [.B17]; &quot;', &quot;;&quot;comment='&quot;;[.C17];&quot; &quot;;[.A17];&quot;.&quot;; [.B17];&quot;');&quot;)" office:value-type="string" office:string-value="set add sequence (set id=1, origin=1, id=499, fully qualified name = 'ge.cb_area_ruinas_a_id_seq', comment='Sequencia ge.cb_area_ruinas_a_id_seq');" calcext:value-type="string">
            <text:p>set add sequence (set id=1, origin=1, id=499, fully qualified name = 'ge.cb_area_ruinas_a_id_seq', comment='Sequencia ge.cb_area_ruinas_a_id_seq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cb_area_saneamento_a_id_seq</text:p>
          </table:table-cell>
          <table:table-cell office:value-type="string" calcext:value-type="string">
            <text:p>Sequencia</text:p>
          </table:table-cell>
          <table:table-cell office:value-type="float" office:value="500" calcext:value-type="float">
            <text:p>500</text:p>
          </table:table-cell>
          <table:table-cell table:formula="of:=CONCATENATE(&quot;set add sequence (set id=1, origin=1, id=&quot;; [.D18]; &quot;, fully qualified name = '&quot;;  [.A18]; &quot;.&quot;; [.B18]; &quot;', &quot;;&quot;comment='&quot;;[.C18];&quot; &quot;;[.A18];&quot;.&quot;; [.B18];&quot;');&quot;)" office:value-type="string" office:string-value="set add sequence (set id=1, origin=1, id=500, fully qualified name = 'ge.cb_area_saneamento_a_id_seq', comment='Sequencia ge.cb_area_saneamento_a_id_seq');" calcext:value-type="string">
            <text:p>set add sequence (set id=1, origin=1, id=500, fully qualified name = 'ge.cb_area_saneamento_a_id_seq', comment='Sequencia ge.cb_area_saneamento_a_id_seq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cb_area_saude_a_id_seq</text:p>
          </table:table-cell>
          <table:table-cell office:value-type="string" calcext:value-type="string">
            <text:p>Sequencia</text:p>
          </table:table-cell>
          <table:table-cell office:value-type="float" office:value="501" calcext:value-type="float">
            <text:p>501</text:p>
          </table:table-cell>
          <table:table-cell table:formula="of:=CONCATENATE(&quot;set add sequence (set id=1, origin=1, id=&quot;; [.D19]; &quot;, fully qualified name = '&quot;;  [.A19]; &quot;.&quot;; [.B19]; &quot;', &quot;;&quot;comment='&quot;;[.C19];&quot; &quot;;[.A19];&quot;.&quot;; [.B19];&quot;');&quot;)" office:value-type="string" office:string-value="set add sequence (set id=1, origin=1, id=501, fully qualified name = 'ge.cb_area_saude_a_id_seq', comment='Sequencia ge.cb_area_saude_a_id_seq');" calcext:value-type="string">
            <text:p>set add sequence (set id=1, origin=1, id=501, fully qualified name = 'ge.cb_area_saude_a_id_seq', comment='Sequencia ge.cb_area_saude_a_id_seq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cb_area_urbana_isolada_a_id_seq</text:p>
          </table:table-cell>
          <table:table-cell office:value-type="string" calcext:value-type="string">
            <text:p>Sequencia</text:p>
          </table:table-cell>
          <table:table-cell office:value-type="float" office:value="502" calcext:value-type="float">
            <text:p>502</text:p>
          </table:table-cell>
          <table:table-cell table:formula="of:=CONCATENATE(&quot;set add sequence (set id=1, origin=1, id=&quot;; [.D20]; &quot;, fully qualified name = '&quot;;  [.A20]; &quot;.&quot;; [.B20]; &quot;', &quot;;&quot;comment='&quot;;[.C20];&quot; &quot;;[.A20];&quot;.&quot;; [.B20];&quot;');&quot;)" office:value-type="string" office:string-value="set add sequence (set id=1, origin=1, id=502, fully qualified name = 'ge.cb_area_urbana_isolada_a_id_seq', comment='Sequencia ge.cb_area_urbana_isolada_a_id_seq');" calcext:value-type="string">
            <text:p>set add sequence (set id=1, origin=1, id=502, fully qualified name = 'ge.cb_area_urbana_isolada_a_id_seq', comment='Sequencia ge.cb_area_urbana_isolada_a_id_seq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cb_canteiro_central_id_seq</text:p>
          </table:table-cell>
          <table:table-cell office:value-type="string" calcext:value-type="string">
            <text:p>Sequencia</text:p>
          </table:table-cell>
          <table:table-cell office:value-type="float" office:value="503" calcext:value-type="float">
            <text:p>503</text:p>
          </table:table-cell>
          <table:table-cell table:formula="of:=CONCATENATE(&quot;set add sequence (set id=1, origin=1, id=&quot;; [.D21]; &quot;, fully qualified name = '&quot;;  [.A21]; &quot;.&quot;; [.B21]; &quot;', &quot;;&quot;comment='&quot;;[.C21];&quot; &quot;;[.A21];&quot;.&quot;; [.B21];&quot;');&quot;)" office:value-type="string" office:string-value="set add sequence (set id=1, origin=1, id=503, fully qualified name = 'ge.cb_canteiro_central_id_seq', comment='Sequencia ge.cb_canteiro_central_id_seq');" calcext:value-type="string">
            <text:p>set add sequence (set id=1, origin=1, id=503, fully qualified name = 'ge.cb_canteiro_central_id_seq', comment='Sequencia ge.cb_canteiro_central_id_seq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cb_delimitacao_fisica_l_id_seq</text:p>
          </table:table-cell>
          <table:table-cell office:value-type="string" calcext:value-type="string">
            <text:p>Sequencia</text:p>
          </table:table-cell>
          <table:table-cell office:value-type="float" office:value="504" calcext:value-type="float">
            <text:p>504</text:p>
          </table:table-cell>
          <table:table-cell table:formula="of:=CONCATENATE(&quot;set add sequence (set id=1, origin=1, id=&quot;; [.D22]; &quot;, fully qualified name = '&quot;;  [.A22]; &quot;.&quot;; [.B22]; &quot;', &quot;;&quot;comment='&quot;;[.C22];&quot; &quot;;[.A22];&quot;.&quot;; [.B22];&quot;');&quot;)" office:value-type="string" office:string-value="set add sequence (set id=1, origin=1, id=504, fully qualified name = 'ge.cb_delimitacao_fisica_l_id_seq', comment='Sequencia ge.cb_delimitacao_fisica_l_id_seq');" calcext:value-type="string">
            <text:p>set add sequence (set id=1, origin=1, id=504, fully qualified name = 'ge.cb_delimitacao_fisica_l_id_seq', comment='Sequencia ge.cb_delimitacao_fisica_l_id_seq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cb_entroncamento_area_a_id_seq</text:p>
          </table:table-cell>
          <table:table-cell office:value-type="string" calcext:value-type="string">
            <text:p>Sequencia</text:p>
          </table:table-cell>
          <table:table-cell office:value-type="float" office:value="505" calcext:value-type="float">
            <text:p>505</text:p>
          </table:table-cell>
          <table:table-cell table:formula="of:=CONCATENATE(&quot;set add sequence (set id=1, origin=1, id=&quot;; [.D23]; &quot;, fully qualified name = '&quot;;  [.A23]; &quot;.&quot;; [.B23]; &quot;', &quot;;&quot;comment='&quot;;[.C23];&quot; &quot;;[.A23];&quot;.&quot;; [.B23];&quot;');&quot;)" office:value-type="string" office:string-value="set add sequence (set id=1, origin=1, id=505, fully qualified name = 'ge.cb_entroncamento_area_a_id_seq', comment='Sequencia ge.cb_entroncamento_area_a_id_seq');" calcext:value-type="string">
            <text:p>set add sequence (set id=1, origin=1, id=505, fully qualified name = 'ge.cb_entroncamento_area_a_id_seq', comment='Sequencia ge.cb_entroncamento_area_a_id_seq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cb_espelho_dagua_a_id_seq</text:p>
          </table:table-cell>
          <table:table-cell office:value-type="string" calcext:value-type="string">
            <text:p>Sequencia</text:p>
          </table:table-cell>
          <table:table-cell office:value-type="float" office:value="506" calcext:value-type="float">
            <text:p>506</text:p>
          </table:table-cell>
          <table:table-cell table:formula="of:=CONCATENATE(&quot;set add sequence (set id=1, origin=1, id=&quot;; [.D24]; &quot;, fully qualified name = '&quot;;  [.A24]; &quot;.&quot;; [.B24]; &quot;', &quot;;&quot;comment='&quot;;[.C24];&quot; &quot;;[.A24];&quot;.&quot;; [.B24];&quot;');&quot;)" office:value-type="string" office:string-value="set add sequence (set id=1, origin=1, id=506, fully qualified name = 'ge.cb_espelho_dagua_a_id_seq', comment='Sequencia ge.cb_espelho_dagua_a_id_seq');" calcext:value-type="string">
            <text:p>set add sequence (set id=1, origin=1, id=506, fully qualified name = 'ge.cb_espelho_dagua_a_id_seq', comment='Sequencia ge.cb_espelho_dagua_a_id_seq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cb_largo_a_id_seq</text:p>
          </table:table-cell>
          <table:table-cell office:value-type="string" calcext:value-type="string">
            <text:p>Sequencia</text:p>
          </table:table-cell>
          <table:table-cell office:value-type="float" office:value="507" calcext:value-type="float">
            <text:p>507</text:p>
          </table:table-cell>
          <table:table-cell table:formula="of:=CONCATENATE(&quot;set add sequence (set id=1, origin=1, id=&quot;; [.D25]; &quot;, fully qualified name = '&quot;;  [.A25]; &quot;.&quot;; [.B25]; &quot;', &quot;;&quot;comment='&quot;;[.C25];&quot; &quot;;[.A25];&quot;.&quot;; [.B25];&quot;');&quot;)" office:value-type="string" office:string-value="set add sequence (set id=1, origin=1, id=507, fully qualified name = 'ge.cb_largo_a_id_seq', comment='Sequencia ge.cb_largo_a_id_seq');" calcext:value-type="string">
            <text:p>set add sequence (set id=1, origin=1, id=507, fully qualified name = 'ge.cb_largo_a_id_seq', comment='Sequencia ge.cb_largo_a_id_seq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cb_passeio_id_seq</text:p>
          </table:table-cell>
          <table:table-cell office:value-type="string" calcext:value-type="string">
            <text:p>Sequencia</text:p>
          </table:table-cell>
          <table:table-cell office:value-type="float" office:value="508" calcext:value-type="float">
            <text:p>508</text:p>
          </table:table-cell>
          <table:table-cell table:formula="of:=CONCATENATE(&quot;set add sequence (set id=1, origin=1, id=&quot;; [.D26]; &quot;, fully qualified name = '&quot;;  [.A26]; &quot;.&quot;; [.B26]; &quot;', &quot;;&quot;comment='&quot;;[.C26];&quot; &quot;;[.A26];&quot;.&quot;; [.B26];&quot;');&quot;)" office:value-type="string" office:string-value="set add sequence (set id=1, origin=1, id=508, fully qualified name = 'ge.cb_passeio_id_seq', comment='Sequencia ge.cb_passeio_id_seq');" calcext:value-type="string">
            <text:p>set add sequence (set id=1, origin=1, id=508, fully qualified name = 'ge.cb_passeio_id_seq', comment='Sequencia ge.cb_passeio_id_seq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cb_poste_p_id_seq</text:p>
          </table:table-cell>
          <table:table-cell office:value-type="string" calcext:value-type="string">
            <text:p>Sequencia</text:p>
          </table:table-cell>
          <table:table-cell office:value-type="float" office:value="509" calcext:value-type="float">
            <text:p>509</text:p>
          </table:table-cell>
          <table:table-cell table:formula="of:=CONCATENATE(&quot;set add sequence (set id=1, origin=1, id=&quot;; [.D27]; &quot;, fully qualified name = '&quot;;  [.A27]; &quot;.&quot;; [.B27]; &quot;', &quot;;&quot;comment='&quot;;[.C27];&quot; &quot;;[.A27];&quot;.&quot;; [.B27];&quot;');&quot;)" office:value-type="string" office:string-value="set add sequence (set id=1, origin=1, id=509, fully qualified name = 'ge.cb_poste_p_id_seq', comment='Sequencia ge.cb_poste_p_id_seq');" calcext:value-type="string">
            <text:p>set add sequence (set id=1, origin=1, id=509, fully qualified name = 'ge.cb_poste_p_id_seq', comment='Sequencia ge.cb_poste_p_id_seq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cb_praca_a_id_seq</text:p>
          </table:table-cell>
          <table:table-cell office:value-type="string" calcext:value-type="string">
            <text:p>Sequencia</text:p>
          </table:table-cell>
          <table:table-cell office:value-type="float" office:value="510" calcext:value-type="float">
            <text:p>510</text:p>
          </table:table-cell>
          <table:table-cell table:formula="of:=CONCATENATE(&quot;set add sequence (set id=1, origin=1, id=&quot;; [.D28]; &quot;, fully qualified name = '&quot;;  [.A28]; &quot;.&quot;; [.B28]; &quot;', &quot;;&quot;comment='&quot;;[.C28];&quot; &quot;;[.A28];&quot;.&quot;; [.B28];&quot;');&quot;)" office:value-type="string" office:string-value="set add sequence (set id=1, origin=1, id=510, fully qualified name = 'ge.cb_praca_a_id_seq', comment='Sequencia ge.cb_praca_a_id_seq');" calcext:value-type="string">
            <text:p>set add sequence (set id=1, origin=1, id=510, fully qualified name = 'ge.cb_praca_a_id_seq', comment='Sequencia ge.cb_praca_a_id_seq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cb_quadra_a_id_seq</text:p>
          </table:table-cell>
          <table:table-cell office:value-type="string" calcext:value-type="string">
            <text:p>Sequencia</text:p>
          </table:table-cell>
          <table:table-cell office:value-type="float" office:value="511" calcext:value-type="float">
            <text:p>511</text:p>
          </table:table-cell>
          <table:table-cell table:formula="of:=CONCATENATE(&quot;set add sequence (set id=1, origin=1, id=&quot;; [.D29]; &quot;, fully qualified name = '&quot;;  [.A29]; &quot;.&quot;; [.B29]; &quot;', &quot;;&quot;comment='&quot;;[.C29];&quot; &quot;;[.A29];&quot;.&quot;; [.B29];&quot;');&quot;)" office:value-type="string" office:string-value="set add sequence (set id=1, origin=1, id=511, fully qualified name = 'ge.cb_quadra_a_id_seq', comment='Sequencia ge.cb_quadra_a_id_seq');" calcext:value-type="string">
            <text:p>set add sequence (set id=1, origin=1, id=511, fully qualified name = 'ge.cb_quadra_a_id_seq', comment='Sequencia ge.cb_quadra_a_id_seq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cb_retorno_id_seq</text:p>
          </table:table-cell>
          <table:table-cell office:value-type="string" calcext:value-type="string">
            <text:p>Sequencia</text:p>
          </table:table-cell>
          <table:table-cell office:value-type="float" office:value="512" calcext:value-type="float">
            <text:p>512</text:p>
          </table:table-cell>
          <table:table-cell table:formula="of:=CONCATENATE(&quot;set add sequence (set id=1, origin=1, id=&quot;; [.D30]; &quot;, fully qualified name = '&quot;;  [.A30]; &quot;.&quot;; [.B30]; &quot;', &quot;;&quot;comment='&quot;;[.C30];&quot; &quot;;[.A30];&quot;.&quot;; [.B30];&quot;');&quot;)" office:value-type="string" office:string-value="set add sequence (set id=1, origin=1, id=512, fully qualified name = 'ge.cb_retorno_id_seq', comment='Sequencia ge.cb_retorno_id_seq');" calcext:value-type="string">
            <text:p>set add sequence (set id=1, origin=1, id=512, fully qualified name = 'ge.cb_retorno_id_seq', comment='Sequencia ge.cb_retorno_id_seq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cb_trecho_arruamento_id_seq</text:p>
          </table:table-cell>
          <table:table-cell office:value-type="string" calcext:value-type="string">
            <text:p>Sequencia</text:p>
          </table:table-cell>
          <table:table-cell office:value-type="float" office:value="513" calcext:value-type="float">
            <text:p>513</text:p>
          </table:table-cell>
          <table:table-cell table:formula="of:=CONCATENATE(&quot;set add sequence (set id=1, origin=1, id=&quot;; [.D31]; &quot;, fully qualified name = '&quot;;  [.A31]; &quot;.&quot;; [.B31]; &quot;', &quot;;&quot;comment='&quot;;[.C31];&quot; &quot;;[.A31];&quot;.&quot;; [.B31];&quot;');&quot;)" office:value-type="string" office:string-value="set add sequence (set id=1, origin=1, id=513, fully qualified name = 'ge.cb_trecho_arruamento_id_seq', comment='Sequencia ge.cb_trecho_arruamento_id_seq');" calcext:value-type="string">
            <text:p>set add sequence (set id=1, origin=1, id=513, fully qualified name = 'ge.cb_trecho_arruamento_id_seq', comment='Sequencia ge.cb_trecho_arruamento_id_seq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edf_edificacao_id_seq</text:p>
          </table:table-cell>
          <table:table-cell office:value-type="string" calcext:value-type="string">
            <text:p>Sequencia</text:p>
          </table:table-cell>
          <table:table-cell office:value-type="float" office:value="514" calcext:value-type="float">
            <text:p>514</text:p>
          </table:table-cell>
          <table:table-cell table:formula="of:=CONCATENATE(&quot;set add sequence (set id=1, origin=1, id=&quot;; [.D32]; &quot;, fully qualified name = '&quot;;  [.A32]; &quot;.&quot;; [.B32]; &quot;', &quot;;&quot;comment='&quot;;[.C32];&quot; &quot;;[.A32];&quot;.&quot;; [.B32];&quot;');&quot;)" office:value-type="string" office:string-value="set add sequence (set id=1, origin=1, id=514, fully qualified name = 'ge.edf_edificacao_id_seq', comment='Sequencia ge.edf_edificacao_id_seq');" calcext:value-type="string">
            <text:p>set add sequence (set id=1, origin=1, id=514, fully qualified name = 'ge.edf_edificacao_id_seq', comment='Sequencia ge.edf_edificacao_id_seq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emu_acesso_id_seq</text:p>
          </table:table-cell>
          <table:table-cell office:value-type="string" calcext:value-type="string">
            <text:p>Sequencia</text:p>
          </table:table-cell>
          <table:table-cell office:value-type="float" office:value="515" calcext:value-type="float">
            <text:p>515</text:p>
          </table:table-cell>
          <table:table-cell table:formula="of:=CONCATENATE(&quot;set add sequence (set id=1, origin=1, id=&quot;; [.D33]; &quot;, fully qualified name = '&quot;;  [.A33]; &quot;.&quot;; [.B33]; &quot;', &quot;;&quot;comment='&quot;;[.C33];&quot; &quot;;[.A33];&quot;.&quot;; [.B33];&quot;');&quot;)" office:value-type="string" office:string-value="set add sequence (set id=1, origin=1, id=515, fully qualified name = 'ge.emu_acesso_id_seq', comment='Sequencia ge.emu_acesso_id_seq');" calcext:value-type="string">
            <text:p>set add sequence (set id=1, origin=1, id=515, fully qualified name = 'ge.emu_acesso_id_seq', comment='Sequencia ge.emu_acesso_id_seq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emu_ciclovia_l_id_seq</text:p>
          </table:table-cell>
          <table:table-cell office:value-type="string" calcext:value-type="string">
            <text:p>Sequencia</text:p>
          </table:table-cell>
          <table:table-cell office:value-type="float" office:value="516" calcext:value-type="float">
            <text:p>516</text:p>
          </table:table-cell>
          <table:table-cell table:formula="of:=CONCATENATE(&quot;set add sequence (set id=1, origin=1, id=&quot;; [.D34]; &quot;, fully qualified name = '&quot;;  [.A34]; &quot;.&quot;; [.B34]; &quot;', &quot;;&quot;comment='&quot;;[.C34];&quot; &quot;;[.A34];&quot;.&quot;; [.B34];&quot;');&quot;)" office:value-type="string" office:string-value="set add sequence (set id=1, origin=1, id=516, fully qualified name = 'ge.emu_ciclovia_l_id_seq', comment='Sequencia ge.emu_ciclovia_l_id_seq');" calcext:value-type="string">
            <text:p>set add sequence (set id=1, origin=1, id=516, fully qualified name = 'ge.emu_ciclovia_l_id_seq', comment='Sequencia ge.emu_ciclovia_l_id_seq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laz_arquibancada_id_seq</text:p>
          </table:table-cell>
          <table:table-cell office:value-type="string" calcext:value-type="string">
            <text:p>Sequencia</text:p>
          </table:table-cell>
          <table:table-cell office:value-type="float" office:value="517" calcext:value-type="float">
            <text:p>517</text:p>
          </table:table-cell>
          <table:table-cell table:formula="of:=CONCATENATE(&quot;set add sequence (set id=1, origin=1, id=&quot;; [.D35]; &quot;, fully qualified name = '&quot;;  [.A35]; &quot;.&quot;; [.B35]; &quot;', &quot;;&quot;comment='&quot;;[.C35];&quot; &quot;;[.A35];&quot;.&quot;; [.B35];&quot;');&quot;)" office:value-type="string" office:string-value="set add sequence (set id=1, origin=1, id=517, fully qualified name = 'ge.laz_arquibancada_id_seq', comment='Sequencia ge.laz_arquibancada_id_seq');" calcext:value-type="string">
            <text:p>set add sequence (set id=1, origin=1, id=517, fully qualified name = 'ge.laz_arquibancada_id_seq', comment='Sequencia ge.laz_arquibancada_id_seq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laz_campo_quadra_id_seq</text:p>
          </table:table-cell>
          <table:table-cell office:value-type="string" calcext:value-type="string">
            <text:p>Sequencia</text:p>
          </table:table-cell>
          <table:table-cell office:value-type="float" office:value="518" calcext:value-type="float">
            <text:p>518</text:p>
          </table:table-cell>
          <table:table-cell table:formula="of:=CONCATENATE(&quot;set add sequence (set id=1, origin=1, id=&quot;; [.D36]; &quot;, fully qualified name = '&quot;;  [.A36]; &quot;.&quot;; [.B36]; &quot;', &quot;;&quot;comment='&quot;;[.C36];&quot; &quot;;[.A36];&quot;.&quot;; [.B36];&quot;');&quot;)" office:value-type="string" office:string-value="set add sequence (set id=1, origin=1, id=518, fully qualified name = 'ge.laz_campo_quadra_id_seq', comment='Sequencia ge.laz_campo_quadra_id_seq');" calcext:value-type="string">
            <text:p>set add sequence (set id=1, origin=1, id=518, fully qualified name = 'ge.laz_campo_quadra_id_seq', comment='Sequencia ge.laz_campo_quadra_id_seq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laz_piscina_a_id_seq</text:p>
          </table:table-cell>
          <table:table-cell office:value-type="string" calcext:value-type="string">
            <text:p>Sequencia</text:p>
          </table:table-cell>
          <table:table-cell office:value-type="float" office:value="519" calcext:value-type="float">
            <text:p>519</text:p>
          </table:table-cell>
          <table:table-cell table:formula="of:=CONCATENATE(&quot;set add sequence (set id=1, origin=1, id=&quot;; [.D37]; &quot;, fully qualified name = '&quot;;  [.A37]; &quot;.&quot;; [.B37]; &quot;', &quot;;&quot;comment='&quot;;[.C37];&quot; &quot;;[.A37];&quot;.&quot;; [.B37];&quot;');&quot;)" office:value-type="string" office:string-value="set add sequence (set id=1, origin=1, id=519, fully qualified name = 'ge.laz_piscina_a_id_seq', comment='Sequencia ge.laz_piscina_a_id_seq');" calcext:value-type="string">
            <text:p>set add sequence (set id=1, origin=1, id=519, fully qualified name = 'ge.laz_piscina_a_id_seq', comment='Sequencia ge.laz_piscina_a_id_seq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laz_pista_competicao_id_seq</text:p>
          </table:table-cell>
          <table:table-cell office:value-type="string" calcext:value-type="string">
            <text:p>Sequencia</text:p>
          </table:table-cell>
          <table:table-cell office:value-type="float" office:value="520" calcext:value-type="float">
            <text:p>520</text:p>
          </table:table-cell>
          <table:table-cell table:formula="of:=CONCATENATE(&quot;set add sequence (set id=1, origin=1, id=&quot;; [.D38]; &quot;, fully qualified name = '&quot;;  [.A38]; &quot;.&quot;; [.B38]; &quot;', &quot;;&quot;comment='&quot;;[.C38];&quot; &quot;;[.A38];&quot;.&quot;; [.B38];&quot;');&quot;)" office:value-type="string" office:string-value="set add sequence (set id=1, origin=1, id=520, fully qualified name = 'ge.laz_pista_competicao_id_seq', comment='Sequencia ge.laz_pista_competicao_id_seq');" calcext:value-type="string">
            <text:p>set add sequence (set id=1, origin=1, id=520, fully qualified name = 'ge.laz_pista_competicao_id_seq', comment='Sequencia ge.laz_pista_competicao_id_seq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laz_ruina_id_seq</text:p>
          </table:table-cell>
          <table:table-cell office:value-type="string" calcext:value-type="string">
            <text:p>Sequencia</text:p>
          </table:table-cell>
          <table:table-cell office:value-type="float" office:value="521" calcext:value-type="float">
            <text:p>521</text:p>
          </table:table-cell>
          <table:table-cell table:formula="of:=CONCATENATE(&quot;set add sequence (set id=1, origin=1, id=&quot;; [.D39]; &quot;, fully qualified name = '&quot;;  [.A39]; &quot;.&quot;; [.B39]; &quot;', &quot;;&quot;comment='&quot;;[.C39];&quot; &quot;;[.A39];&quot;.&quot;; [.B39];&quot;');&quot;)" office:value-type="string" office:string-value="set add sequence (set id=1, origin=1, id=521, fully qualified name = 'ge.laz_ruina_id_seq', comment='Sequencia ge.laz_ruina_id_seq');" calcext:value-type="string">
            <text:p>set add sequence (set id=1, origin=1, id=521, fully qualified name = 'ge.laz_ruina_id_seq', comment='Sequencia ge.laz_ruina_id_seq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laz_sitio_arqueologico_id_seq</text:p>
          </table:table-cell>
          <table:table-cell office:value-type="string" calcext:value-type="string">
            <text:p>Sequencia</text:p>
          </table:table-cell>
          <table:table-cell office:value-type="float" office:value="522" calcext:value-type="float">
            <text:p>522</text:p>
          </table:table-cell>
          <table:table-cell table:formula="of:=CONCATENATE(&quot;set add sequence (set id=1, origin=1, id=&quot;; [.D40]; &quot;, fully qualified name = '&quot;;  [.A40]; &quot;.&quot;; [.B40]; &quot;', &quot;;&quot;comment='&quot;;[.C40];&quot; &quot;;[.A40];&quot;.&quot;; [.B40];&quot;');&quot;)" office:value-type="string" office:string-value="set add sequence (set id=1, origin=1, id=522, fully qualified name = 'ge.laz_sitio_arqueologico_id_seq', comment='Sequencia ge.laz_sitio_arqueologico_id_seq');" calcext:value-type="string">
            <text:p>set add sequence (set id=1, origin=1, id=522, fully qualified name = 'ge.laz_sitio_arqueologico_id_seq', comment='Sequencia ge.laz_sitio_arqueologico_id_seq');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ver_arvore_isolada_p_id_seq</text:p>
          </table:table-cell>
          <table:table-cell office:value-type="string" calcext:value-type="string">
            <text:p>Sequencia</text:p>
          </table:table-cell>
          <table:table-cell office:value-type="float" office:value="523" calcext:value-type="float">
            <text:p>523</text:p>
          </table:table-cell>
          <table:table-cell table:formula="of:=CONCATENATE(&quot;set add sequence (set id=1, origin=1, id=&quot;; [.D41]; &quot;, fully qualified name = '&quot;;  [.A41]; &quot;.&quot;; [.B41]; &quot;', &quot;;&quot;comment='&quot;;[.C41];&quot; &quot;;[.A41];&quot;.&quot;; [.B41];&quot;');&quot;)" office:value-type="string" office:string-value="set add sequence (set id=1, origin=1, id=523, fully qualified name = 'ge.ver_arvore_isolada_p_id_seq', comment='Sequencia ge.ver_arvore_isolada_p_id_seq');" calcext:value-type="string">
            <text:p>set add sequence (set id=1, origin=1, id=523, fully qualified name = 'ge.ver_arvore_isolada_p_id_seq', comment='Sequencia ge.ver_arvore_isolada_p_id_seq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aer_pista_ponto_pouso_id_seq</text:p>
          </table:table-cell>
          <table:table-cell office:value-type="string" calcext:value-type="string">
            <text:p>Sequencia</text:p>
          </table:table-cell>
          <table:table-cell office:value-type="float" office:value="524" calcext:value-type="float">
            <text:p>524</text:p>
          </table:table-cell>
          <table:table-cell table:formula="of:=CONCATENATE(&quot;set add sequence (set id=1, origin=1, id=&quot;; [.D42]; &quot;, fully qualified name = '&quot;;  [.A42]; &quot;.&quot;; [.B42]; &quot;', &quot;;&quot;comment='&quot;;[.C42];&quot; &quot;;[.A42];&quot;.&quot;; [.B42];&quot;');&quot;)" office:value-type="string" office:string-value="set add sequence (set id=1, origin=1, id=524, fully qualified name = 'pe.aer_pista_ponto_pouso_id_seq', comment='Sequencia pe.aer_pista_ponto_pouso_id_seq');" calcext:value-type="string">
            <text:p>set add sequence (set id=1, origin=1, id=524, fully qualified name = 'pe.aer_pista_ponto_pouso_id_seq', comment='Sequencia pe.aer_pista_ponto_pouso_id_seq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dut_ponto_duto_p_id_seq</text:p>
          </table:table-cell>
          <table:table-cell office:value-type="string" calcext:value-type="string">
            <text:p>Sequencia</text:p>
          </table:table-cell>
          <table:table-cell office:value-type="float" office:value="525" calcext:value-type="float">
            <text:p>525</text:p>
          </table:table-cell>
          <table:table-cell table:formula="of:=CONCATENATE(&quot;set add sequence (set id=1, origin=1, id=&quot;; [.D43]; &quot;, fully qualified name = '&quot;;  [.A43]; &quot;.&quot;; [.B43]; &quot;', &quot;;&quot;comment='&quot;;[.C43];&quot; &quot;;[.A43];&quot;.&quot;; [.B43];&quot;');&quot;)" office:value-type="string" office:string-value="set add sequence (set id=1, origin=1, id=525, fully qualified name = 'pe.dut_ponto_duto_p_id_seq', comment='Sequencia pe.dut_ponto_duto_p_id_seq');" calcext:value-type="string">
            <text:p>set add sequence (set id=1, origin=1, id=525, fully qualified name = 'pe.dut_ponto_duto_p_id_seq', comment='Sequencia pe.dut_ponto_duto_p_id_seq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dut_trecho_duto_l_id_seq</text:p>
          </table:table-cell>
          <table:table-cell office:value-type="string" calcext:value-type="string">
            <text:p>Sequencia</text:p>
          </table:table-cell>
          <table:table-cell office:value-type="float" office:value="526" calcext:value-type="float">
            <text:p>526</text:p>
          </table:table-cell>
          <table:table-cell table:formula="of:=CONCATENATE(&quot;set add sequence (set id=1, origin=1, id=&quot;; [.D44]; &quot;, fully qualified name = '&quot;;  [.A44]; &quot;.&quot;; [.B44]; &quot;', &quot;;&quot;comment='&quot;;[.C44];&quot; &quot;;[.A44];&quot;.&quot;; [.B44];&quot;');&quot;)" office:value-type="string" office:string-value="set add sequence (set id=1, origin=1, id=526, fully qualified name = 'pe.dut_trecho_duto_l_id_seq', comment='Sequencia pe.dut_trecho_duto_l_id_seq');" calcext:value-type="string">
            <text:p>set add sequence (set id=1, origin=1, id=526, fully qualified name = 'pe.dut_trecho_duto_l_id_seq', comment='Sequencia pe.dut_trecho_duto_l_id_seq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eco_deposito_geral_id_seq</text:p>
          </table:table-cell>
          <table:table-cell office:value-type="string" calcext:value-type="string">
            <text:p>Sequencia</text:p>
          </table:table-cell>
          <table:table-cell office:value-type="float" office:value="527" calcext:value-type="float">
            <text:p>527</text:p>
          </table:table-cell>
          <table:table-cell table:formula="of:=CONCATENATE(&quot;set add sequence (set id=1, origin=1, id=&quot;; [.D45]; &quot;, fully qualified name = '&quot;;  [.A45]; &quot;.&quot;; [.B45]; &quot;', &quot;;&quot;comment='&quot;;[.C45];&quot; &quot;;[.A45];&quot;.&quot;; [.B45];&quot;');&quot;)" office:value-type="string" office:string-value="set add sequence (set id=1, origin=1, id=527, fully qualified name = 'pe.eco_deposito_geral_id_seq', comment='Sequencia pe.eco_deposito_geral_id_seq');" calcext:value-type="string">
            <text:p>set add sequence (set id=1, origin=1, id=527, fully qualified name = 'pe.eco_deposito_geral_id_seq', comment='Sequencia pe.eco_deposito_geral_id_seq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eco_equip_agropec_id_seq</text:p>
          </table:table-cell>
          <table:table-cell office:value-type="string" calcext:value-type="string">
            <text:p>Sequencia</text:p>
          </table:table-cell>
          <table:table-cell office:value-type="float" office:value="528" calcext:value-type="float">
            <text:p>528</text:p>
          </table:table-cell>
          <table:table-cell table:formula="of:=CONCATENATE(&quot;set add sequence (set id=1, origin=1, id=&quot;; [.D46]; &quot;, fully qualified name = '&quot;;  [.A46]; &quot;.&quot;; [.B46]; &quot;', &quot;;&quot;comment='&quot;;[.C46];&quot; &quot;;[.A46];&quot;.&quot;; [.B46];&quot;');&quot;)" office:value-type="string" office:string-value="set add sequence (set id=1, origin=1, id=528, fully qualified name = 'pe.eco_equip_agropec_id_seq', comment='Sequencia pe.eco_equip_agropec_id_seq');" calcext:value-type="string">
            <text:p>set add sequence (set id=1, origin=1, id=528, fully qualified name = 'pe.eco_equip_agropec_id_seq', comment='Sequencia pe.eco_equip_agropec_id_seq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eco_plataforma_id_seq</text:p>
          </table:table-cell>
          <table:table-cell office:value-type="string" calcext:value-type="string">
            <text:p>Sequencia</text:p>
          </table:table-cell>
          <table:table-cell office:value-type="float" office:value="529" calcext:value-type="float">
            <text:p>529</text:p>
          </table:table-cell>
          <table:table-cell table:formula="of:=CONCATENATE(&quot;set add sequence (set id=1, origin=1, id=&quot;; [.D47]; &quot;, fully qualified name = '&quot;;  [.A47]; &quot;.&quot;; [.B47]; &quot;', &quot;;&quot;comment='&quot;;[.C47];&quot; &quot;;[.A47];&quot;.&quot;; [.B47];&quot;');&quot;)" office:value-type="string" office:string-value="set add sequence (set id=1, origin=1, id=529, fully qualified name = 'pe.eco_plataforma_id_seq', comment='Sequencia pe.eco_plataforma_id_seq');" calcext:value-type="string">
            <text:p>set add sequence (set id=1, origin=1, id=529, fully qualified name = 'pe.eco_plataforma_id_seq', comment='Sequencia pe.eco_plataforma_id_seq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enc_antena_comunic_p_id_seq</text:p>
          </table:table-cell>
          <table:table-cell office:value-type="string" calcext:value-type="string">
            <text:p>Sequencia</text:p>
          </table:table-cell>
          <table:table-cell office:value-type="float" office:value="530" calcext:value-type="float">
            <text:p>530</text:p>
          </table:table-cell>
          <table:table-cell table:formula="of:=CONCATENATE(&quot;set add sequence (set id=1, origin=1, id=&quot;; [.D48]; &quot;, fully qualified name = '&quot;;  [.A48]; &quot;.&quot;; [.B48]; &quot;', &quot;;&quot;comment='&quot;;[.C48];&quot; &quot;;[.A48];&quot;.&quot;; [.B48];&quot;');&quot;)" office:value-type="string" office:string-value="set add sequence (set id=1, origin=1, id=530, fully qualified name = 'pe.enc_antena_comunic_p_id_seq', comment='Sequencia pe.enc_antena_comunic_p_id_seq');" calcext:value-type="string">
            <text:p>set add sequence (set id=1, origin=1, id=530, fully qualified name = 'pe.enc_antena_comunic_p_id_seq', comment='Sequencia pe.enc_antena_comunic_p_id_seq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enc_est_gerad_energia_eletrica_id_seq</text:p>
          </table:table-cell>
          <table:table-cell office:value-type="string" calcext:value-type="string">
            <text:p>Sequencia</text:p>
          </table:table-cell>
          <table:table-cell office:value-type="float" office:value="531" calcext:value-type="float">
            <text:p>531</text:p>
          </table:table-cell>
          <table:table-cell table:formula="of:=CONCATENATE(&quot;set add sequence (set id=1, origin=1, id=&quot;; [.D49]; &quot;, fully qualified name = '&quot;;  [.A49]; &quot;.&quot;; [.B49]; &quot;', &quot;;&quot;comment='&quot;;[.C49];&quot; &quot;;[.A49];&quot;.&quot;; [.B49];&quot;');&quot;)" office:value-type="string" office:string-value="set add sequence (set id=1, origin=1, id=531, fully qualified name = 'pe.enc_est_gerad_energia_eletrica_id_seq', comment='Sequencia pe.enc_est_gerad_energia_eletrica_id_seq');" calcext:value-type="string">
            <text:p>set add sequence (set id=1, origin=1, id=531, fully qualified name = 'pe.enc_est_gerad_energia_eletrica_id_seq', comment='Sequencia pe.enc_est_gerad_energia_eletrica_id_seq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enc_grupo_transformadores_id_seq</text:p>
          </table:table-cell>
          <table:table-cell office:value-type="string" calcext:value-type="string">
            <text:p>Sequencia</text:p>
          </table:table-cell>
          <table:table-cell office:value-type="float" office:value="532" calcext:value-type="float">
            <text:p>532</text:p>
          </table:table-cell>
          <table:table-cell table:formula="of:=CONCATENATE(&quot;set add sequence (set id=1, origin=1, id=&quot;; [.D50]; &quot;, fully qualified name = '&quot;;  [.A50]; &quot;.&quot;; [.B50]; &quot;', &quot;;&quot;comment='&quot;;[.C50];&quot; &quot;;[.A50];&quot;.&quot;; [.B50];&quot;');&quot;)" office:value-type="string" office:string-value="set add sequence (set id=1, origin=1, id=532, fully qualified name = 'pe.enc_grupo_transformadores_id_seq', comment='Sequencia pe.enc_grupo_transformadores_id_seq');" calcext:value-type="string">
            <text:p>set add sequence (set id=1, origin=1, id=532, fully qualified name = 'pe.enc_grupo_transformadores_id_seq', comment='Sequencia pe.enc_grupo_transformadores_id_seq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enc_torre_comunic_p_id_seq</text:p>
          </table:table-cell>
          <table:table-cell office:value-type="string" calcext:value-type="string">
            <text:p>Sequencia</text:p>
          </table:table-cell>
          <table:table-cell office:value-type="float" office:value="533" calcext:value-type="float">
            <text:p>533</text:p>
          </table:table-cell>
          <table:table-cell table:formula="of:=CONCATENATE(&quot;set add sequence (set id=1, origin=1, id=&quot;; [.D51]; &quot;, fully qualified name = '&quot;;  [.A51]; &quot;.&quot;; [.B51]; &quot;', &quot;;&quot;comment='&quot;;[.C51];&quot; &quot;;[.A51];&quot;.&quot;; [.B51];&quot;');&quot;)" office:value-type="string" office:string-value="set add sequence (set id=1, origin=1, id=533, fully qualified name = 'pe.enc_torre_comunic_p_id_seq', comment='Sequencia pe.enc_torre_comunic_p_id_seq');" calcext:value-type="string">
            <text:p>set add sequence (set id=1, origin=1, id=533, fully qualified name = 'pe.enc_torre_comunic_p_id_seq', comment='Sequencia pe.enc_torre_comunic_p_id_seq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enc_torre_energia_p_id_seq</text:p>
          </table:table-cell>
          <table:table-cell office:value-type="string" calcext:value-type="string">
            <text:p>Sequencia</text:p>
          </table:table-cell>
          <table:table-cell office:value-type="float" office:value="534" calcext:value-type="float">
            <text:p>534</text:p>
          </table:table-cell>
          <table:table-cell table:formula="of:=CONCATENATE(&quot;set add sequence (set id=1, origin=1, id=&quot;; [.D52]; &quot;, fully qualified name = '&quot;;  [.A52]; &quot;.&quot;; [.B52]; &quot;', &quot;;&quot;comment='&quot;;[.C52];&quot; &quot;;[.A52];&quot;.&quot;; [.B52];&quot;');&quot;)" office:value-type="string" office:string-value="set add sequence (set id=1, origin=1, id=534, fully qualified name = 'pe.enc_torre_energia_p_id_seq', comment='Sequencia pe.enc_torre_energia_p_id_seq');" calcext:value-type="string">
            <text:p>set add sequence (set id=1, origin=1, id=534, fully qualified name = 'pe.enc_torre_energia_p_id_seq', comment='Sequencia pe.enc_torre_energia_p_id_seq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enc_trecho_comunic_l_id_seq</text:p>
          </table:table-cell>
          <table:table-cell office:value-type="string" calcext:value-type="string">
            <text:p>Sequencia</text:p>
          </table:table-cell>
          <table:table-cell office:value-type="float" office:value="535" calcext:value-type="float">
            <text:p>535</text:p>
          </table:table-cell>
          <table:table-cell table:formula="of:=CONCATENATE(&quot;set add sequence (set id=1, origin=1, id=&quot;; [.D53]; &quot;, fully qualified name = '&quot;;  [.A53]; &quot;.&quot;; [.B53]; &quot;', &quot;;&quot;comment='&quot;;[.C53];&quot; &quot;;[.A53];&quot;.&quot;; [.B53];&quot;');&quot;)" office:value-type="string" office:string-value="set add sequence (set id=1, origin=1, id=535, fully qualified name = 'pe.enc_trecho_comunic_l_id_seq', comment='Sequencia pe.enc_trecho_comunic_l_id_seq');" calcext:value-type="string">
            <text:p>set add sequence (set id=1, origin=1, id=535, fully qualified name = 'pe.enc_trecho_comunic_l_id_seq', comment='Sequencia pe.enc_trecho_comunic_l_id_seq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enc_trecho_energia_l_id_seq</text:p>
          </table:table-cell>
          <table:table-cell office:value-type="string" calcext:value-type="string">
            <text:p>Sequencia</text:p>
          </table:table-cell>
          <table:table-cell office:value-type="float" office:value="536" calcext:value-type="float">
            <text:p>536</text:p>
          </table:table-cell>
          <table:table-cell table:formula="of:=CONCATENATE(&quot;set add sequence (set id=1, origin=1, id=&quot;; [.D54]; &quot;, fully qualified name = '&quot;;  [.A54]; &quot;.&quot;; [.B54]; &quot;', &quot;;&quot;comment='&quot;;[.C54];&quot; &quot;;[.A54];&quot;.&quot;; [.B54];&quot;');&quot;)" office:value-type="string" office:string-value="set add sequence (set id=1, origin=1, id=536, fully qualified name = 'pe.enc_trecho_energia_l_id_seq', comment='Sequencia pe.enc_trecho_energia_l_id_seq');" calcext:value-type="string">
            <text:p>set add sequence (set id=1, origin=1, id=536, fully qualified name = 'pe.enc_trecho_energia_l_id_seq', comment='Sequencia pe.enc_trecho_energia_l_id_seq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enc_zona_linhas_energia_comunicacao_a_id_seq</text:p>
          </table:table-cell>
          <table:table-cell office:value-type="string" calcext:value-type="string">
            <text:p>Sequencia</text:p>
          </table:table-cell>
          <table:table-cell office:value-type="float" office:value="537" calcext:value-type="float">
            <text:p>537</text:p>
          </table:table-cell>
          <table:table-cell table:formula="of:=CONCATENATE(&quot;set add sequence (set id=1, origin=1, id=&quot;; [.D55]; &quot;, fully qualified name = '&quot;;  [.A55]; &quot;.&quot;; [.B55]; &quot;', &quot;;&quot;comment='&quot;;[.C55];&quot; &quot;;[.A55];&quot;.&quot;; [.B55];&quot;');&quot;)" office:value-type="string" office:string-value="set add sequence (set id=1, origin=1, id=537, fully qualified name = 'pe.enc_zona_linhas_energia_comunicacao_a_id_seq', comment='Sequencia pe.enc_zona_linhas_energia_comunicacao_a_id_seq');" calcext:value-type="string">
            <text:p>set add sequence (set id=1, origin=1, id=537, fully qualified name = 'pe.enc_zona_linhas_energia_comunicacao_a_id_seq', comment='Sequencia pe.enc_zona_linhas_energia_comunicacao_a_id_seq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fer_cremalheira_id_seq</text:p>
          </table:table-cell>
          <table:table-cell office:value-type="string" calcext:value-type="string">
            <text:p>Sequencia</text:p>
          </table:table-cell>
          <table:table-cell office:value-type="float" office:value="538" calcext:value-type="float">
            <text:p>538</text:p>
          </table:table-cell>
          <table:table-cell table:formula="of:=CONCATENATE(&quot;set add sequence (set id=1, origin=1, id=&quot;; [.D56]; &quot;, fully qualified name = '&quot;;  [.A56]; &quot;.&quot;; [.B56]; &quot;', &quot;;&quot;comment='&quot;;[.C56];&quot; &quot;;[.A56];&quot;.&quot;; [.B56];&quot;');&quot;)" office:value-type="string" office:string-value="set add sequence (set id=1, origin=1, id=538, fully qualified name = 'pe.fer_cremalheira_id_seq', comment='Sequencia pe.fer_cremalheira_id_seq');" calcext:value-type="string">
            <text:p>set add sequence (set id=1, origin=1, id=538, fully qualified name = 'pe.fer_cremalheira_id_seq', comment='Sequencia pe.fer_cremalheira_id_seq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fer_girador_ferroviario_p_id_seq</text:p>
          </table:table-cell>
          <table:table-cell office:value-type="string" calcext:value-type="string">
            <text:p>Sequencia</text:p>
          </table:table-cell>
          <table:table-cell office:value-type="float" office:value="539" calcext:value-type="float">
            <text:p>539</text:p>
          </table:table-cell>
          <table:table-cell table:formula="of:=CONCATENATE(&quot;set add sequence (set id=1, origin=1, id=&quot;; [.D57]; &quot;, fully qualified name = '&quot;;  [.A57]; &quot;.&quot;; [.B57]; &quot;', &quot;;&quot;comment='&quot;;[.C57];&quot; &quot;;[.A57];&quot;.&quot;; [.B57];&quot;');&quot;)" office:value-type="string" office:string-value="set add sequence (set id=1, origin=1, id=539, fully qualified name = 'pe.fer_girador_ferroviario_p_id_seq', comment='Sequencia pe.fer_girador_ferroviario_p_id_seq');" calcext:value-type="string">
            <text:p>set add sequence (set id=1, origin=1, id=539, fully qualified name = 'pe.fer_girador_ferroviario_p_id_seq', comment='Sequencia pe.fer_girador_ferroviario_p_id_seq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fer_trecho_ferroviario_l_id_seq</text:p>
          </table:table-cell>
          <table:table-cell office:value-type="string" calcext:value-type="string">
            <text:p>Sequencia</text:p>
          </table:table-cell>
          <table:table-cell office:value-type="float" office:value="540" calcext:value-type="float">
            <text:p>540</text:p>
          </table:table-cell>
          <table:table-cell table:formula="of:=CONCATENATE(&quot;set add sequence (set id=1, origin=1, id=&quot;; [.D58]; &quot;, fully qualified name = '&quot;;  [.A58]; &quot;.&quot;; [.B58]; &quot;', &quot;;&quot;comment='&quot;;[.C58];&quot; &quot;;[.A58];&quot;.&quot;; [.B58];&quot;');&quot;)" office:value-type="string" office:string-value="set add sequence (set id=1, origin=1, id=540, fully qualified name = 'pe.fer_trecho_ferroviario_l_id_seq', comment='Sequencia pe.fer_trecho_ferroviario_l_id_seq');" calcext:value-type="string">
            <text:p>set add sequence (set id=1, origin=1, id=540, fully qualified name = 'pe.fer_trecho_ferroviario_l_id_seq', comment='Sequencia pe.fer_trecho_ferroviario_l_id_seq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hdv_atracadouro_terminal_id_seq</text:p>
          </table:table-cell>
          <table:table-cell office:value-type="string" calcext:value-type="string">
            <text:p>Sequencia</text:p>
          </table:table-cell>
          <table:table-cell office:value-type="float" office:value="541" calcext:value-type="float">
            <text:p>541</text:p>
          </table:table-cell>
          <table:table-cell table:formula="of:=CONCATENATE(&quot;set add sequence (set id=1, origin=1, id=&quot;; [.D59]; &quot;, fully qualified name = '&quot;;  [.A59]; &quot;.&quot;; [.B59]; &quot;', &quot;;&quot;comment='&quot;;[.C59];&quot; &quot;;[.A59];&quot;.&quot;; [.B59];&quot;');&quot;)" office:value-type="string" office:string-value="set add sequence (set id=1, origin=1, id=541, fully qualified name = 'pe.hdv_atracadouro_terminal_id_seq', comment='Sequencia pe.hdv_atracadouro_terminal_id_seq');" calcext:value-type="string">
            <text:p>set add sequence (set id=1, origin=1, id=541, fully qualified name = 'pe.hdv_atracadouro_terminal_id_seq', comment='Sequencia pe.hdv_atracadouro_terminal_id_seq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hdv_eclusa_id_seq</text:p>
          </table:table-cell>
          <table:table-cell office:value-type="string" calcext:value-type="string">
            <text:p>Sequencia</text:p>
          </table:table-cell>
          <table:table-cell office:value-type="float" office:value="542" calcext:value-type="float">
            <text:p>542</text:p>
          </table:table-cell>
          <table:table-cell table:formula="of:=CONCATENATE(&quot;set add sequence (set id=1, origin=1, id=&quot;; [.D60]; &quot;, fully qualified name = '&quot;;  [.A60]; &quot;.&quot;; [.B60]; &quot;', &quot;;&quot;comment='&quot;;[.C60];&quot; &quot;;[.A60];&quot;.&quot;; [.B60];&quot;');&quot;)" office:value-type="string" office:string-value="set add sequence (set id=1, origin=1, id=542, fully qualified name = 'pe.hdv_eclusa_id_seq', comment='Sequencia pe.hdv_eclusa_id_seq');" calcext:value-type="string">
            <text:p>set add sequence (set id=1, origin=1, id=542, fully qualified name = 'pe.hdv_eclusa_id_seq', comment='Sequencia pe.hdv_eclusa_id_seq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hdv_fundeadouro_id_seq</text:p>
          </table:table-cell>
          <table:table-cell office:value-type="string" calcext:value-type="string">
            <text:p>Sequencia</text:p>
          </table:table-cell>
          <table:table-cell office:value-type="float" office:value="543" calcext:value-type="float">
            <text:p>543</text:p>
          </table:table-cell>
          <table:table-cell table:formula="of:=CONCATENATE(&quot;set add sequence (set id=1, origin=1, id=&quot;; [.D61]; &quot;, fully qualified name = '&quot;;  [.A61]; &quot;.&quot;; [.B61]; &quot;', &quot;;&quot;comment='&quot;;[.C61];&quot; &quot;;[.A61];&quot;.&quot;; [.B61];&quot;');&quot;)" office:value-type="string" office:string-value="set add sequence (set id=1, origin=1, id=543, fully qualified name = 'pe.hdv_fundeadouro_id_seq', comment='Sequencia pe.hdv_fundeadouro_id_seq');" calcext:value-type="string">
            <text:p>set add sequence (set id=1, origin=1, id=543, fully qualified name = 'pe.hdv_fundeadouro_id_seq', comment='Sequencia pe.hdv_fundeadouro_id_seq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hdv_obstaculo_navegacao_id_seq</text:p>
          </table:table-cell>
          <table:table-cell office:value-type="string" calcext:value-type="string">
            <text:p>Sequencia</text:p>
          </table:table-cell>
          <table:table-cell office:value-type="float" office:value="544" calcext:value-type="float">
            <text:p>544</text:p>
          </table:table-cell>
          <table:table-cell table:formula="of:=CONCATENATE(&quot;set add sequence (set id=1, origin=1, id=&quot;; [.D62]; &quot;, fully qualified name = '&quot;;  [.A62]; &quot;.&quot;; [.B62]; &quot;', &quot;;&quot;comment='&quot;;[.C62];&quot; &quot;;[.A62];&quot;.&quot;; [.B62];&quot;');&quot;)" office:value-type="string" office:string-value="set add sequence (set id=1, origin=1, id=544, fully qualified name = 'pe.hdv_obstaculo_navegacao_id_seq', comment='Sequencia pe.hdv_obstaculo_navegacao_id_seq');" calcext:value-type="string">
            <text:p>set add sequence (set id=1, origin=1, id=544, fully qualified name = 'pe.hdv_obstaculo_navegacao_id_seq', comment='Sequencia pe.hdv_obstaculo_navegacao_id_seq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hdv_sinalizacao_p_id_seq</text:p>
          </table:table-cell>
          <table:table-cell office:value-type="string" calcext:value-type="string">
            <text:p>Sequencia</text:p>
          </table:table-cell>
          <table:table-cell office:value-type="float" office:value="545" calcext:value-type="float">
            <text:p>545</text:p>
          </table:table-cell>
          <table:table-cell table:formula="of:=CONCATENATE(&quot;set add sequence (set id=1, origin=1, id=&quot;; [.D63]; &quot;, fully qualified name = '&quot;;  [.A63]; &quot;.&quot;; [.B63]; &quot;', &quot;;&quot;comment='&quot;;[.C63];&quot; &quot;;[.A63];&quot;.&quot;; [.B63];&quot;');&quot;)" office:value-type="string" office:string-value="set add sequence (set id=1, origin=1, id=545, fully qualified name = 'pe.hdv_sinalizacao_p_id_seq', comment='Sequencia pe.hdv_sinalizacao_p_id_seq');" calcext:value-type="string">
            <text:p>set add sequence (set id=1, origin=1, id=545, fully qualified name = 'pe.hdv_sinalizacao_p_id_seq', comment='Sequencia pe.hdv_sinalizacao_p_id_seq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hid_area_umida_a_id_seq</text:p>
          </table:table-cell>
          <table:table-cell office:value-type="string" calcext:value-type="string">
            <text:p>Sequencia</text:p>
          </table:table-cell>
          <table:table-cell office:value-type="float" office:value="546" calcext:value-type="float">
            <text:p>546</text:p>
          </table:table-cell>
          <table:table-cell table:formula="of:=CONCATENATE(&quot;set add sequence (set id=1, origin=1, id=&quot;; [.D64]; &quot;, fully qualified name = '&quot;;  [.A64]; &quot;.&quot;; [.B64]; &quot;', &quot;;&quot;comment='&quot;;[.C64];&quot; &quot;;[.A64];&quot;.&quot;; [.B64];&quot;');&quot;)" office:value-type="string" office:string-value="set add sequence (set id=1, origin=1, id=546, fully qualified name = 'pe.hid_area_umida_a_id_seq', comment='Sequencia pe.hid_area_umida_a_id_seq');" calcext:value-type="string">
            <text:p>set add sequence (set id=1, origin=1, id=546, fully qualified name = 'pe.hid_area_umida_a_id_seq', comment='Sequencia pe.hid_area_umida_a_id_seq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hid_banco_areia_id_seq</text:p>
          </table:table-cell>
          <table:table-cell office:value-type="string" calcext:value-type="string">
            <text:p>Sequencia</text:p>
          </table:table-cell>
          <table:table-cell office:value-type="float" office:value="547" calcext:value-type="float">
            <text:p>547</text:p>
          </table:table-cell>
          <table:table-cell table:formula="of:=CONCATENATE(&quot;set add sequence (set id=1, origin=1, id=&quot;; [.D65]; &quot;, fully qualified name = '&quot;;  [.A65]; &quot;.&quot;; [.B65]; &quot;', &quot;;&quot;comment='&quot;;[.C65];&quot; &quot;;[.A65];&quot;.&quot;; [.B65];&quot;');&quot;)" office:value-type="string" office:string-value="set add sequence (set id=1, origin=1, id=547, fully qualified name = 'pe.hid_banco_areia_id_seq', comment='Sequencia pe.hid_banco_areia_id_seq');" calcext:value-type="string">
            <text:p>set add sequence (set id=1, origin=1, id=547, fully qualified name = 'pe.hid_banco_areia_id_seq', comment='Sequencia pe.hid_banco_areia_id_seq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hid_barragem_id_seq</text:p>
          </table:table-cell>
          <table:table-cell office:value-type="string" calcext:value-type="string">
            <text:p>Sequencia</text:p>
          </table:table-cell>
          <table:table-cell office:value-type="float" office:value="548" calcext:value-type="float">
            <text:p>548</text:p>
          </table:table-cell>
          <table:table-cell table:formula="of:=CONCATENATE(&quot;set add sequence (set id=1, origin=1, id=&quot;; [.D66]; &quot;, fully qualified name = '&quot;;  [.A66]; &quot;.&quot;; [.B66]; &quot;', &quot;;&quot;comment='&quot;;[.C66];&quot; &quot;;[.A66];&quot;.&quot;; [.B66];&quot;');&quot;)" office:value-type="string" office:string-value="set add sequence (set id=1, origin=1, id=548, fully qualified name = 'pe.hid_barragem_id_seq', comment='Sequencia pe.hid_barragem_id_seq');" calcext:value-type="string">
            <text:p>set add sequence (set id=1, origin=1, id=548, fully qualified name = 'pe.hid_barragem_id_seq', comment='Sequencia pe.hid_barragem_id_seq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hid_comporta_id_seq</text:p>
          </table:table-cell>
          <table:table-cell office:value-type="string" calcext:value-type="string">
            <text:p>Sequencia</text:p>
          </table:table-cell>
          <table:table-cell office:value-type="float" office:value="549" calcext:value-type="float">
            <text:p>549</text:p>
          </table:table-cell>
          <table:table-cell table:formula="of:=CONCATENATE(&quot;set add sequence (set id=1, origin=1, id=&quot;; [.D67]; &quot;, fully qualified name = '&quot;;  [.A67]; &quot;.&quot;; [.B67]; &quot;', &quot;;&quot;comment='&quot;;[.C67];&quot; &quot;;[.A67];&quot;.&quot;; [.B67];&quot;');&quot;)" office:value-type="string" office:string-value="set add sequence (set id=1, origin=1, id=549, fully qualified name = 'pe.hid_comporta_id_seq', comment='Sequencia pe.hid_comporta_id_seq');" calcext:value-type="string">
            <text:p>set add sequence (set id=1, origin=1, id=549, fully qualified name = 'pe.hid_comporta_id_seq', comment='Sequencia pe.hid_comporta_id_seq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hid_corredeira_id_seq</text:p>
          </table:table-cell>
          <table:table-cell office:value-type="string" calcext:value-type="string">
            <text:p>Sequencia</text:p>
          </table:table-cell>
          <table:table-cell office:value-type="float" office:value="550" calcext:value-type="float">
            <text:p>550</text:p>
          </table:table-cell>
          <table:table-cell table:formula="of:=CONCATENATE(&quot;set add sequence (set id=1, origin=1, id=&quot;; [.D68]; &quot;, fully qualified name = '&quot;;  [.A68]; &quot;.&quot;; [.B68]; &quot;', &quot;;&quot;comment='&quot;;[.C68];&quot; &quot;;[.A68];&quot;.&quot;; [.B68];&quot;');&quot;)" office:value-type="string" office:string-value="set add sequence (set id=1, origin=1, id=550, fully qualified name = 'pe.hid_corredeira_id_seq', comment='Sequencia pe.hid_corredeira_id_seq');" calcext:value-type="string">
            <text:p>set add sequence (set id=1, origin=1, id=550, fully qualified name = 'pe.hid_corredeira_id_seq', comment='Sequencia pe.hid_corredeira_id_seq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hid_dique_id_seq</text:p>
          </table:table-cell>
          <table:table-cell office:value-type="string" calcext:value-type="string">
            <text:p>Sequencia</text:p>
          </table:table-cell>
          <table:table-cell office:value-type="float" office:value="551" calcext:value-type="float">
            <text:p>551</text:p>
          </table:table-cell>
          <table:table-cell table:formula="of:=CONCATENATE(&quot;set add sequence (set id=1, origin=1, id=&quot;; [.D69]; &quot;, fully qualified name = '&quot;;  [.A69]; &quot;.&quot;; [.B69]; &quot;', &quot;;&quot;comment='&quot;;[.C69];&quot; &quot;;[.A69];&quot;.&quot;; [.B69];&quot;');&quot;)" office:value-type="string" office:string-value="set add sequence (set id=1, origin=1, id=551, fully qualified name = 'pe.hid_dique_id_seq', comment='Sequencia pe.hid_dique_id_seq');" calcext:value-type="string">
            <text:p>set add sequence (set id=1, origin=1, id=551, fully qualified name = 'pe.hid_dique_id_seq', comment='Sequencia pe.hid_dique_id_seq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hid_fonte_dagua_p_id_seq</text:p>
          </table:table-cell>
          <table:table-cell office:value-type="string" calcext:value-type="string">
            <text:p>Sequencia</text:p>
          </table:table-cell>
          <table:table-cell office:value-type="float" office:value="552" calcext:value-type="float">
            <text:p>552</text:p>
          </table:table-cell>
          <table:table-cell table:formula="of:=CONCATENATE(&quot;set add sequence (set id=1, origin=1, id=&quot;; [.D70]; &quot;, fully qualified name = '&quot;;  [.A70]; &quot;.&quot;; [.B70]; &quot;', &quot;;&quot;comment='&quot;;[.C70];&quot; &quot;;[.A70];&quot;.&quot;; [.B70];&quot;');&quot;)" office:value-type="string" office:string-value="set add sequence (set id=1, origin=1, id=552, fully qualified name = 'pe.hid_fonte_dagua_p_id_seq', comment='Sequencia pe.hid_fonte_dagua_p_id_seq');" calcext:value-type="string">
            <text:p>set add sequence (set id=1, origin=1, id=552, fully qualified name = 'pe.hid_fonte_dagua_p_id_seq', comment='Sequencia pe.hid_fonte_dagua_p_id_seq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hid_foz_maritima_id_seq</text:p>
          </table:table-cell>
          <table:table-cell office:value-type="string" calcext:value-type="string">
            <text:p>Sequencia</text:p>
          </table:table-cell>
          <table:table-cell office:value-type="float" office:value="553" calcext:value-type="float">
            <text:p>553</text:p>
          </table:table-cell>
          <table:table-cell table:formula="of:=CONCATENATE(&quot;set add sequence (set id=1, origin=1, id=&quot;; [.D71]; &quot;, fully qualified name = '&quot;;  [.A71]; &quot;.&quot;; [.B71]; &quot;', &quot;;&quot;comment='&quot;;[.C71];&quot; &quot;;[.A71];&quot;.&quot;; [.B71];&quot;');&quot;)" office:value-type="string" office:string-value="set add sequence (set id=1, origin=1, id=553, fully qualified name = 'pe.hid_foz_maritima_id_seq', comment='Sequencia pe.hid_foz_maritima_id_seq');" calcext:value-type="string">
            <text:p>set add sequence (set id=1, origin=1, id=553, fully qualified name = 'pe.hid_foz_maritima_id_seq', comment='Sequencia pe.hid_foz_maritima_id_seq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hid_limite_massa_dagua_l_id_seq</text:p>
          </table:table-cell>
          <table:table-cell office:value-type="string" calcext:value-type="string">
            <text:p>Sequencia</text:p>
          </table:table-cell>
          <table:table-cell office:value-type="float" office:value="554" calcext:value-type="float">
            <text:p>554</text:p>
          </table:table-cell>
          <table:table-cell table:formula="of:=CONCATENATE(&quot;set add sequence (set id=1, origin=1, id=&quot;; [.D72]; &quot;, fully qualified name = '&quot;;  [.A72]; &quot;.&quot;; [.B72]; &quot;', &quot;;&quot;comment='&quot;;[.C72];&quot; &quot;;[.A72];&quot;.&quot;; [.B72];&quot;');&quot;)" office:value-type="string" office:string-value="set add sequence (set id=1, origin=1, id=554, fully qualified name = 'pe.hid_limite_massa_dagua_l_id_seq', comment='Sequencia pe.hid_limite_massa_dagua_l_id_seq');" calcext:value-type="string">
            <text:p>set add sequence (set id=1, origin=1, id=554, fully qualified name = 'pe.hid_limite_massa_dagua_l_id_seq', comment='Sequencia pe.hid_limite_massa_dagua_l_id_seq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hid_massa_dagua_a_id_seq</text:p>
          </table:table-cell>
          <table:table-cell office:value-type="string" calcext:value-type="string">
            <text:p>Sequencia</text:p>
          </table:table-cell>
          <table:table-cell office:value-type="float" office:value="555" calcext:value-type="float">
            <text:p>555</text:p>
          </table:table-cell>
          <table:table-cell table:formula="of:=CONCATENATE(&quot;set add sequence (set id=1, origin=1, id=&quot;; [.D73]; &quot;, fully qualified name = '&quot;;  [.A73]; &quot;.&quot;; [.B73]; &quot;', &quot;;&quot;comment='&quot;;[.C73];&quot; &quot;;[.A73];&quot;.&quot;; [.B73];&quot;');&quot;)" office:value-type="string" office:string-value="set add sequence (set id=1, origin=1, id=555, fully qualified name = 'pe.hid_massa_dagua_a_id_seq', comment='Sequencia pe.hid_massa_dagua_a_id_seq');" calcext:value-type="string">
            <text:p>set add sequence (set id=1, origin=1, id=555, fully qualified name = 'pe.hid_massa_dagua_a_id_seq', comment='Sequencia pe.hid_massa_dagua_a_id_seq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hid_ponto_drenagem_p_id_seq</text:p>
          </table:table-cell>
          <table:table-cell office:value-type="string" calcext:value-type="string">
            <text:p>Sequencia</text:p>
          </table:table-cell>
          <table:table-cell office:value-type="float" office:value="556" calcext:value-type="float">
            <text:p>556</text:p>
          </table:table-cell>
          <table:table-cell table:formula="of:=CONCATENATE(&quot;set add sequence (set id=1, origin=1, id=&quot;; [.D74]; &quot;, fully qualified name = '&quot;;  [.A74]; &quot;.&quot;; [.B74]; &quot;', &quot;;&quot;comment='&quot;;[.C74];&quot; &quot;;[.A74];&quot;.&quot;; [.B74];&quot;');&quot;)" office:value-type="string" office:string-value="set add sequence (set id=1, origin=1, id=556, fully qualified name = 'pe.hid_ponto_drenagem_p_id_seq', comment='Sequencia pe.hid_ponto_drenagem_p_id_seq');" calcext:value-type="string">
            <text:p>set add sequence (set id=1, origin=1, id=556, fully qualified name = 'pe.hid_ponto_drenagem_p_id_seq', comment='Sequencia pe.hid_ponto_drenagem_p_id_seq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hid_quebramar_molhe_id_seq</text:p>
          </table:table-cell>
          <table:table-cell office:value-type="string" calcext:value-type="string">
            <text:p>Sequencia</text:p>
          </table:table-cell>
          <table:table-cell office:value-type="float" office:value="557" calcext:value-type="float">
            <text:p>557</text:p>
          </table:table-cell>
          <table:table-cell table:formula="of:=CONCATENATE(&quot;set add sequence (set id=1, origin=1, id=&quot;; [.D75]; &quot;, fully qualified name = '&quot;;  [.A75]; &quot;.&quot;; [.B75]; &quot;', &quot;;&quot;comment='&quot;;[.C75];&quot; &quot;;[.A75];&quot;.&quot;; [.B75];&quot;');&quot;)" office:value-type="string" office:string-value="set add sequence (set id=1, origin=1, id=557, fully qualified name = 'pe.hid_quebramar_molhe_id_seq', comment='Sequencia pe.hid_quebramar_molhe_id_seq');" calcext:value-type="string">
            <text:p>set add sequence (set id=1, origin=1, id=557, fully qualified name = 'pe.hid_quebramar_molhe_id_seq', comment='Sequencia pe.hid_quebramar_molhe_id_seq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hid_queda_dagua_id_seq</text:p>
          </table:table-cell>
          <table:table-cell office:value-type="string" calcext:value-type="string">
            <text:p>Sequencia</text:p>
          </table:table-cell>
          <table:table-cell office:value-type="float" office:value="558" calcext:value-type="float">
            <text:p>558</text:p>
          </table:table-cell>
          <table:table-cell table:formula="of:=CONCATENATE(&quot;set add sequence (set id=1, origin=1, id=&quot;; [.D76]; &quot;, fully qualified name = '&quot;;  [.A76]; &quot;.&quot;; [.B76]; &quot;', &quot;;&quot;comment='&quot;;[.C76];&quot; &quot;;[.A76];&quot;.&quot;; [.B76];&quot;');&quot;)" office:value-type="string" office:string-value="set add sequence (set id=1, origin=1, id=558, fully qualified name = 'pe.hid_queda_dagua_id_seq', comment='Sequencia pe.hid_queda_dagua_id_seq');" calcext:value-type="string">
            <text:p>set add sequence (set id=1, origin=1, id=558, fully qualified name = 'pe.hid_queda_dagua_id_seq', comment='Sequencia pe.hid_queda_dagua_id_seq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hid_recife_id_seq</text:p>
          </table:table-cell>
          <table:table-cell office:value-type="string" calcext:value-type="string">
            <text:p>Sequencia</text:p>
          </table:table-cell>
          <table:table-cell office:value-type="float" office:value="559" calcext:value-type="float">
            <text:p>559</text:p>
          </table:table-cell>
          <table:table-cell table:formula="of:=CONCATENATE(&quot;set add sequence (set id=1, origin=1, id=&quot;; [.D77]; &quot;, fully qualified name = '&quot;;  [.A77]; &quot;.&quot;; [.B77]; &quot;', &quot;;&quot;comment='&quot;;[.C77];&quot; &quot;;[.A77];&quot;.&quot;; [.B77];&quot;');&quot;)" office:value-type="string" office:string-value="set add sequence (set id=1, origin=1, id=559, fully qualified name = 'pe.hid_recife_id_seq', comment='Sequencia pe.hid_recife_id_seq');" calcext:value-type="string">
            <text:p>set add sequence (set id=1, origin=1, id=559, fully qualified name = 'pe.hid_recife_id_seq', comment='Sequencia pe.hid_recife_id_seq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hid_sumidouro_vertedouro_p_id_seq</text:p>
          </table:table-cell>
          <table:table-cell office:value-type="string" calcext:value-type="string">
            <text:p>Sequencia</text:p>
          </table:table-cell>
          <table:table-cell office:value-type="float" office:value="560" calcext:value-type="float">
            <text:p>560</text:p>
          </table:table-cell>
          <table:table-cell table:formula="of:=CONCATENATE(&quot;set add sequence (set id=1, origin=1, id=&quot;; [.D78]; &quot;, fully qualified name = '&quot;;  [.A78]; &quot;.&quot;; [.B78]; &quot;', &quot;;&quot;comment='&quot;;[.C78];&quot; &quot;;[.A78];&quot;.&quot;; [.B78];&quot;');&quot;)" office:value-type="string" office:string-value="set add sequence (set id=1, origin=1, id=560, fully qualified name = 'pe.hid_sumidouro_vertedouro_p_id_seq', comment='Sequencia pe.hid_sumidouro_vertedouro_p_id_seq');" calcext:value-type="string">
            <text:p>set add sequence (set id=1, origin=1, id=560, fully qualified name = 'pe.hid_sumidouro_vertedouro_p_id_seq', comment='Sequencia pe.hid_sumidouro_vertedouro_p_id_seq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hid_terreno_suj_inundacao_a_id_seq</text:p>
          </table:table-cell>
          <table:table-cell office:value-type="string" calcext:value-type="string">
            <text:p>Sequencia</text:p>
          </table:table-cell>
          <table:table-cell office:value-type="float" office:value="561" calcext:value-type="float">
            <text:p>561</text:p>
          </table:table-cell>
          <table:table-cell table:formula="of:=CONCATENATE(&quot;set add sequence (set id=1, origin=1, id=&quot;; [.D79]; &quot;, fully qualified name = '&quot;;  [.A79]; &quot;.&quot;; [.B79]; &quot;', &quot;;&quot;comment='&quot;;[.C79];&quot; &quot;;[.A79];&quot;.&quot;; [.B79];&quot;');&quot;)" office:value-type="string" office:string-value="set add sequence (set id=1, origin=1, id=561, fully qualified name = 'pe.hid_terreno_suj_inundacao_a_id_seq', comment='Sequencia pe.hid_terreno_suj_inundacao_a_id_seq');" calcext:value-type="string">
            <text:p>set add sequence (set id=1, origin=1, id=561, fully qualified name = 'pe.hid_terreno_suj_inundacao_a_id_seq', comment='Sequencia pe.hid_terreno_suj_inundacao_a_id_seq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hid_trecho_drenagem_l_id_seq</text:p>
          </table:table-cell>
          <table:table-cell office:value-type="string" calcext:value-type="string">
            <text:p>Sequencia</text:p>
          </table:table-cell>
          <table:table-cell office:value-type="float" office:value="562" calcext:value-type="float">
            <text:p>562</text:p>
          </table:table-cell>
          <table:table-cell table:formula="of:=CONCATENATE(&quot;set add sequence (set id=1, origin=1, id=&quot;; [.D80]; &quot;, fully qualified name = '&quot;;  [.A80]; &quot;.&quot;; [.B80]; &quot;', &quot;;&quot;comment='&quot;;[.C80];&quot; &quot;;[.A80];&quot;.&quot;; [.B80];&quot;');&quot;)" office:value-type="string" office:string-value="set add sequence (set id=1, origin=1, id=562, fully qualified name = 'pe.hid_trecho_drenagem_l_id_seq', comment='Sequencia pe.hid_trecho_drenagem_l_id_seq');" calcext:value-type="string">
            <text:p>set add sequence (set id=1, origin=1, id=562, fully qualified name = 'pe.hid_trecho_drenagem_l_id_seq', comment='Sequencia pe.hid_trecho_drenagem_l_id_seq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lpal_area_construida_a_id_seq</text:p>
          </table:table-cell>
          <table:table-cell office:value-type="string" calcext:value-type="string">
            <text:p>Sequencia</text:p>
          </table:table-cell>
          <table:table-cell office:value-type="float" office:value="563" calcext:value-type="float">
            <text:p>563</text:p>
          </table:table-cell>
          <table:table-cell table:formula="of:=CONCATENATE(&quot;set add sequence (set id=1, origin=1, id=&quot;; [.D81]; &quot;, fully qualified name = '&quot;;  [.A81]; &quot;.&quot;; [.B81]; &quot;', &quot;;&quot;comment='&quot;;[.C81];&quot; &quot;;[.A81];&quot;.&quot;; [.B81];&quot;');&quot;)" office:value-type="string" office:string-value="set add sequence (set id=1, origin=1, id=563, fully qualified name = 'pe.lpal_area_construida_a_id_seq', comment='Sequencia pe.lpal_area_construida_a_id_seq');" calcext:value-type="string">
            <text:p>set add sequence (set id=1, origin=1, id=563, fully qualified name = 'pe.lpal_area_construida_a_id_seq', comment='Sequencia pe.lpal_area_construida_a_id_seq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lpal_area_especial_a_id_seq</text:p>
          </table:table-cell>
          <table:table-cell office:value-type="string" calcext:value-type="string">
            <text:p>Sequencia</text:p>
          </table:table-cell>
          <table:table-cell office:value-type="float" office:value="564" calcext:value-type="float">
            <text:p>564</text:p>
          </table:table-cell>
          <table:table-cell table:formula="of:=CONCATENATE(&quot;set add sequence (set id=1, origin=1, id=&quot;; [.D82]; &quot;, fully qualified name = '&quot;;  [.A82]; &quot;.&quot;; [.B82]; &quot;', &quot;;&quot;comment='&quot;;[.C82];&quot; &quot;;[.A82];&quot;.&quot;; [.B82];&quot;');&quot;)" office:value-type="string" office:string-value="set add sequence (set id=1, origin=1, id=564, fully qualified name = 'pe.lpal_area_especial_a_id_seq', comment='Sequencia pe.lpal_area_especial_a_id_seq');" calcext:value-type="string">
            <text:p>set add sequence (set id=1, origin=1, id=564, fully qualified name = 'pe.lpal_area_especial_a_id_seq', comment='Sequencia pe.lpal_area_especial_a_id_seq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lpal_area_politico_adm_a_id_seq</text:p>
          </table:table-cell>
          <table:table-cell office:value-type="string" calcext:value-type="string">
            <text:p>Sequencia</text:p>
          </table:table-cell>
          <table:table-cell office:value-type="float" office:value="565" calcext:value-type="float">
            <text:p>565</text:p>
          </table:table-cell>
          <table:table-cell table:formula="of:=CONCATENATE(&quot;set add sequence (set id=1, origin=1, id=&quot;; [.D83]; &quot;, fully qualified name = '&quot;;  [.A83]; &quot;.&quot;; [.B83]; &quot;', &quot;;&quot;comment='&quot;;[.C83];&quot; &quot;;[.A83];&quot;.&quot;; [.B83];&quot;');&quot;)" office:value-type="string" office:string-value="set add sequence (set id=1, origin=1, id=565, fully qualified name = 'pe.lpal_area_politico_adm_a_id_seq', comment='Sequencia pe.lpal_area_politico_adm_a_id_seq');" calcext:value-type="string">
            <text:p>set add sequence (set id=1, origin=1, id=565, fully qualified name = 'pe.lpal_area_politico_adm_a_id_seq', comment='Sequencia pe.lpal_area_politico_adm_a_id_seq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lpal_linha_de_limite_l_id_seq</text:p>
          </table:table-cell>
          <table:table-cell office:value-type="string" calcext:value-type="string">
            <text:p>Sequencia</text:p>
          </table:table-cell>
          <table:table-cell office:value-type="float" office:value="566" calcext:value-type="float">
            <text:p>566</text:p>
          </table:table-cell>
          <table:table-cell table:formula="of:=CONCATENATE(&quot;set add sequence (set id=1, origin=1, id=&quot;; [.D84]; &quot;, fully qualified name = '&quot;;  [.A84]; &quot;.&quot;; [.B84]; &quot;', &quot;;&quot;comment='&quot;;[.C84];&quot; &quot;;[.A84];&quot;.&quot;; [.B84];&quot;');&quot;)" office:value-type="string" office:string-value="set add sequence (set id=1, origin=1, id=566, fully qualified name = 'pe.lpal_linha_de_limite_l_id_seq', comment='Sequencia pe.lpal_linha_de_limite_l_id_seq');" calcext:value-type="string">
            <text:p>set add sequence (set id=1, origin=1, id=566, fully qualified name = 'pe.lpal_linha_de_limite_l_id_seq', comment='Sequencia pe.lpal_linha_de_limite_l_id_seq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lpal_nome_local_p_id_seq</text:p>
          </table:table-cell>
          <table:table-cell office:value-type="string" calcext:value-type="string">
            <text:p>Sequencia</text:p>
          </table:table-cell>
          <table:table-cell office:value-type="float" office:value="567" calcext:value-type="float">
            <text:p>567</text:p>
          </table:table-cell>
          <table:table-cell table:formula="of:=CONCATENATE(&quot;set add sequence (set id=1, origin=1, id=&quot;; [.D85]; &quot;, fully qualified name = '&quot;;  [.A85]; &quot;.&quot;; [.B85]; &quot;', &quot;;&quot;comment='&quot;;[.C85];&quot; &quot;;[.A85];&quot;.&quot;; [.B85];&quot;');&quot;)" office:value-type="string" office:string-value="set add sequence (set id=1, origin=1, id=567, fully qualified name = 'pe.lpal_nome_local_p_id_seq', comment='Sequencia pe.lpal_nome_local_p_id_seq');" calcext:value-type="string">
            <text:p>set add sequence (set id=1, origin=1, id=567, fully qualified name = 'pe.lpal_nome_local_p_id_seq', comment='Sequencia pe.lpal_nome_local_p_id_seq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lpal_posic_geo_localidade_p_id_seq</text:p>
          </table:table-cell>
          <table:table-cell office:value-type="string" calcext:value-type="string">
            <text:p>Sequencia</text:p>
          </table:table-cell>
          <table:table-cell office:value-type="float" office:value="568" calcext:value-type="float">
            <text:p>568</text:p>
          </table:table-cell>
          <table:table-cell table:formula="of:=CONCATENATE(&quot;set add sequence (set id=1, origin=1, id=&quot;; [.D86]; &quot;, fully qualified name = '&quot;;  [.A86]; &quot;.&quot;; [.B86]; &quot;', &quot;;&quot;comment='&quot;;[.C86];&quot; &quot;;[.A86];&quot;.&quot;; [.B86];&quot;');&quot;)" office:value-type="string" office:string-value="set add sequence (set id=1, origin=1, id=568, fully qualified name = 'pe.lpal_posic_geo_localidade_p_id_seq', comment='Sequencia pe.lpal_posic_geo_localidade_p_id_seq');" calcext:value-type="string">
            <text:p>set add sequence (set id=1, origin=1, id=568, fully qualified name = 'pe.lpal_posic_geo_localidade_p_id_seq', comment='Sequencia pe.lpal_posic_geo_localidade_p_id_seq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pto_marco_de_limite_p_id_seq</text:p>
          </table:table-cell>
          <table:table-cell office:value-type="string" calcext:value-type="string">
            <text:p>Sequencia</text:p>
          </table:table-cell>
          <table:table-cell office:value-type="float" office:value="569" calcext:value-type="float">
            <text:p>569</text:p>
          </table:table-cell>
          <table:table-cell table:formula="of:=CONCATENATE(&quot;set add sequence (set id=1, origin=1, id=&quot;; [.D87]; &quot;, fully qualified name = '&quot;;  [.A87]; &quot;.&quot;; [.B87]; &quot;', &quot;;&quot;comment='&quot;;[.C87];&quot; &quot;;[.A87];&quot;.&quot;; [.B87];&quot;');&quot;)" office:value-type="string" office:string-value="set add sequence (set id=1, origin=1, id=569, fully qualified name = 'pe.pto_marco_de_limite_p_id_seq', comment='Sequencia pe.pto_marco_de_limite_p_id_seq');" calcext:value-type="string">
            <text:p>set add sequence (set id=1, origin=1, id=569, fully qualified name = 'pe.pto_marco_de_limite_p_id_seq', comment='Sequencia pe.pto_marco_de_limite_p_id_seq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pto_pto_est_med_fenomenos_p_id_seq</text:p>
          </table:table-cell>
          <table:table-cell office:value-type="string" calcext:value-type="string">
            <text:p>Sequencia</text:p>
          </table:table-cell>
          <table:table-cell office:value-type="float" office:value="570" calcext:value-type="float">
            <text:p>570</text:p>
          </table:table-cell>
          <table:table-cell table:formula="of:=CONCATENATE(&quot;set add sequence (set id=1, origin=1, id=&quot;; [.D88]; &quot;, fully qualified name = '&quot;;  [.A88]; &quot;.&quot;; [.B88]; &quot;', &quot;;&quot;comment='&quot;;[.C88];&quot; &quot;;[.A88];&quot;.&quot;; [.B88];&quot;');&quot;)" office:value-type="string" office:string-value="set add sequence (set id=1, origin=1, id=570, fully qualified name = 'pe.pto_pto_est_med_fenomenos_p_id_seq', comment='Sequencia pe.pto_pto_est_med_fenomenos_p_id_seq');" calcext:value-type="string">
            <text:p>set add sequence (set id=1, origin=1, id=570, fully qualified name = 'pe.pto_pto_est_med_fenomenos_p_id_seq', comment='Sequencia pe.pto_pto_est_med_fenomenos_p_id_seq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pto_pto_geod_topo_controle_p_id_seq</text:p>
          </table:table-cell>
          <table:table-cell office:value-type="string" calcext:value-type="string">
            <text:p>Sequencia</text:p>
          </table:table-cell>
          <table:table-cell office:value-type="float" office:value="571" calcext:value-type="float">
            <text:p>571</text:p>
          </table:table-cell>
          <table:table-cell table:formula="of:=CONCATENATE(&quot;set add sequence (set id=1, origin=1, id=&quot;; [.D89]; &quot;, fully qualified name = '&quot;;  [.A89]; &quot;.&quot;; [.B89]; &quot;', &quot;;&quot;comment='&quot;;[.C89];&quot; &quot;;[.A89];&quot;.&quot;; [.B89];&quot;');&quot;)" office:value-type="string" office:string-value="set add sequence (set id=1, origin=1, id=571, fully qualified name = 'pe.pto_pto_geod_topo_controle_p_id_seq', comment='Sequencia pe.pto_pto_geod_topo_controle_p_id_seq');" calcext:value-type="string">
            <text:p>set add sequence (set id=1, origin=1, id=571, fully qualified name = 'pe.pto_pto_geod_topo_controle_p_id_seq', comment='Sequencia pe.pto_pto_geod_topo_controle_p_id_seq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rel_elemento_fisiografico_id_seq</text:p>
          </table:table-cell>
          <table:table-cell office:value-type="string" calcext:value-type="string">
            <text:p>Sequencia</text:p>
          </table:table-cell>
          <table:table-cell office:value-type="float" office:value="572" calcext:value-type="float">
            <text:p>572</text:p>
          </table:table-cell>
          <table:table-cell table:formula="of:=CONCATENATE(&quot;set add sequence (set id=1, origin=1, id=&quot;; [.D90]; &quot;, fully qualified name = '&quot;;  [.A90]; &quot;.&quot;; [.B90]; &quot;', &quot;;&quot;comment='&quot;;[.C90];&quot; &quot;;[.A90];&quot;.&quot;; [.B90];&quot;');&quot;)" office:value-type="string" office:string-value="set add sequence (set id=1, origin=1, id=572, fully qualified name = 'pe.rel_elemento_fisiografico_id_seq', comment='Sequencia pe.rel_elemento_fisiografico_id_seq');" calcext:value-type="string">
            <text:p>set add sequence (set id=1, origin=1, id=572, fully qualified name = 'pe.rel_elemento_fisiografico_id_seq', comment='Sequencia pe.rel_elemento_fisiografico_id_seq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rel_isolinha_hipsometrica_id_seq</text:p>
          </table:table-cell>
          <table:table-cell office:value-type="string" calcext:value-type="string">
            <text:p>Sequencia</text:p>
          </table:table-cell>
          <table:table-cell office:value-type="float" office:value="573" calcext:value-type="float">
            <text:p>573</text:p>
          </table:table-cell>
          <table:table-cell table:formula="of:=CONCATENATE(&quot;set add sequence (set id=1, origin=1, id=&quot;; [.D91]; &quot;, fully qualified name = '&quot;;  [.A91]; &quot;.&quot;; [.B91]; &quot;', &quot;;&quot;comment='&quot;;[.C91];&quot; &quot;;[.A91];&quot;.&quot;; [.B91];&quot;');&quot;)" office:value-type="string" office:string-value="set add sequence (set id=1, origin=1, id=573, fully qualified name = 'pe.rel_isolinha_hipsometrica_id_seq', comment='Sequencia pe.rel_isolinha_hipsometrica_id_seq');" calcext:value-type="string">
            <text:p>set add sequence (set id=1, origin=1, id=573, fully qualified name = 'pe.rel_isolinha_hipsometrica_id_seq', comment='Sequencia pe.rel_isolinha_hipsometrica_id_seq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rel_ponto_hipsometrico_id_seq</text:p>
          </table:table-cell>
          <table:table-cell office:value-type="string" calcext:value-type="string">
            <text:p>Sequencia</text:p>
          </table:table-cell>
          <table:table-cell office:value-type="float" office:value="574" calcext:value-type="float">
            <text:p>574</text:p>
          </table:table-cell>
          <table:table-cell table:formula="of:=CONCATENATE(&quot;set add sequence (set id=1, origin=1, id=&quot;; [.D92]; &quot;, fully qualified name = '&quot;;  [.A92]; &quot;.&quot;; [.B92]; &quot;', &quot;;&quot;comment='&quot;;[.C92];&quot; &quot;;[.A92];&quot;.&quot;; [.B92];&quot;');&quot;)" office:value-type="string" office:string-value="set add sequence (set id=1, origin=1, id=574, fully qualified name = 'pe.rel_ponto_hipsometrico_id_seq', comment='Sequencia pe.rel_ponto_hipsometrico_id_seq');" calcext:value-type="string">
            <text:p>set add sequence (set id=1, origin=1, id=574, fully qualified name = 'pe.rel_ponto_hipsometrico_id_seq', comment='Sequencia pe.rel_ponto_hipsometrico_id_seq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rel_terreno_erodido_id_seq</text:p>
          </table:table-cell>
          <table:table-cell office:value-type="string" calcext:value-type="string">
            <text:p>Sequencia</text:p>
          </table:table-cell>
          <table:table-cell office:value-type="float" office:value="575" calcext:value-type="float">
            <text:p>575</text:p>
          </table:table-cell>
          <table:table-cell table:formula="of:=CONCATENATE(&quot;set add sequence (set id=1, origin=1, id=&quot;; [.D93]; &quot;, fully qualified name = '&quot;;  [.A93]; &quot;.&quot;; [.B93]; &quot;', &quot;;&quot;comment='&quot;;[.C93];&quot; &quot;;[.A93];&quot;.&quot;; [.B93];&quot;');&quot;)" office:value-type="string" office:string-value="set add sequence (set id=1, origin=1, id=575, fully qualified name = 'pe.rel_terreno_erodido_id_seq', comment='Sequencia pe.rel_terreno_erodido_id_seq');" calcext:value-type="string">
            <text:p>set add sequence (set id=1, origin=1, id=575, fully qualified name = 'pe.rel_terreno_erodido_id_seq', comment='Sequencia pe.rel_terreno_erodido_id_seq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rel_terreno_exposto_a_id_seq</text:p>
          </table:table-cell>
          <table:table-cell office:value-type="string" calcext:value-type="string">
            <text:p>Sequencia</text:p>
          </table:table-cell>
          <table:table-cell office:value-type="float" office:value="576" calcext:value-type="float">
            <text:p>576</text:p>
          </table:table-cell>
          <table:table-cell table:formula="of:=CONCATENATE(&quot;set add sequence (set id=1, origin=1, id=&quot;; [.D94]; &quot;, fully qualified name = '&quot;;  [.A94]; &quot;.&quot;; [.B94]; &quot;', &quot;;&quot;comment='&quot;;[.C94];&quot; &quot;;[.A94];&quot;.&quot;; [.B94];&quot;');&quot;)" office:value-type="string" office:string-value="set add sequence (set id=1, origin=1, id=576, fully qualified name = 'pe.rel_terreno_exposto_a_id_seq', comment='Sequencia pe.rel_terreno_exposto_a_id_seq');" calcext:value-type="string">
            <text:p>set add sequence (set id=1, origin=1, id=576, fully qualified name = 'pe.rel_terreno_exposto_a_id_seq', comment='Sequencia pe.rel_terreno_exposto_a_id_seq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rod_trecho_rodoviario_id_seq</text:p>
          </table:table-cell>
          <table:table-cell office:value-type="string" calcext:value-type="string">
            <text:p>Sequencia</text:p>
          </table:table-cell>
          <table:table-cell office:value-type="float" office:value="577" calcext:value-type="float">
            <text:p>577</text:p>
          </table:table-cell>
          <table:table-cell table:formula="of:=CONCATENATE(&quot;set add sequence (set id=1, origin=1, id=&quot;; [.D95]; &quot;, fully qualified name = '&quot;;  [.A95]; &quot;.&quot;; [.B95]; &quot;', &quot;;&quot;comment='&quot;;[.C95];&quot; &quot;;[.A95];&quot;.&quot;; [.B95];&quot;');&quot;)" office:value-type="string" office:string-value="set add sequence (set id=1, origin=1, id=577, fully qualified name = 'pe.rod_trecho_rodoviario_id_seq', comment='Sequencia pe.rod_trecho_rodoviario_id_seq');" calcext:value-type="string">
            <text:p>set add sequence (set id=1, origin=1, id=577, fully qualified name = 'pe.rod_trecho_rodoviario_id_seq', comment='Sequencia pe.rod_trecho_rodoviario_id_seq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sb_barragem_calcadao_a_id_seq</text:p>
          </table:table-cell>
          <table:table-cell office:value-type="string" calcext:value-type="string">
            <text:p>Sequencia</text:p>
          </table:table-cell>
          <table:table-cell office:value-type="float" office:value="578" calcext:value-type="float">
            <text:p>578</text:p>
          </table:table-cell>
          <table:table-cell table:formula="of:=CONCATENATE(&quot;set add sequence (set id=1, origin=1, id=&quot;; [.D96]; &quot;, fully qualified name = '&quot;;  [.A96]; &quot;.&quot;; [.B96]; &quot;', &quot;;&quot;comment='&quot;;[.C96];&quot; &quot;;[.A96];&quot;.&quot;; [.B96];&quot;');&quot;)" office:value-type="string" office:string-value="set add sequence (set id=1, origin=1, id=578, fully qualified name = 'pe.sb_barragem_calcadao_a_id_seq', comment='Sequencia pe.sb_barragem_calcadao_a_id_seq');" calcext:value-type="string">
            <text:p>set add sequence (set id=1, origin=1, id=578, fully qualified name = 'pe.sb_barragem_calcadao_a_id_seq', comment='Sequencia pe.sb_barragem_calcadao_a_id_seq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sb_cemiterio_id_seq</text:p>
          </table:table-cell>
          <table:table-cell office:value-type="string" calcext:value-type="string">
            <text:p>Sequencia</text:p>
          </table:table-cell>
          <table:table-cell office:value-type="float" office:value="579" calcext:value-type="float">
            <text:p>579</text:p>
          </table:table-cell>
          <table:table-cell table:formula="of:=CONCATENATE(&quot;set add sequence (set id=1, origin=1, id=&quot;; [.D97]; &quot;, fully qualified name = '&quot;;  [.A97]; &quot;.&quot;; [.B97]; &quot;', &quot;;&quot;comment='&quot;;[.C97];&quot; &quot;;[.A97];&quot;.&quot;; [.B97];&quot;');&quot;)" office:value-type="string" office:string-value="set add sequence (set id=1, origin=1, id=579, fully qualified name = 'pe.sb_cemiterio_id_seq', comment='Sequencia pe.sb_cemiterio_id_seq');" calcext:value-type="string">
            <text:p>set add sequence (set id=1, origin=1, id=579, fully qualified name = 'pe.sb_cemiterio_id_seq', comment='Sequencia pe.sb_cemiterio_id_seq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sb_dep_abast_agua_id_seq</text:p>
          </table:table-cell>
          <table:table-cell office:value-type="string" calcext:value-type="string">
            <text:p>Sequencia</text:p>
          </table:table-cell>
          <table:table-cell office:value-type="float" office:value="580" calcext:value-type="float">
            <text:p>580</text:p>
          </table:table-cell>
          <table:table-cell table:formula="of:=CONCATENATE(&quot;set add sequence (set id=1, origin=1, id=&quot;; [.D98]; &quot;, fully qualified name = '&quot;;  [.A98]; &quot;.&quot;; [.B98]; &quot;', &quot;;&quot;comment='&quot;;[.C98];&quot; &quot;;[.A98];&quot;.&quot;; [.B98];&quot;');&quot;)" office:value-type="string" office:string-value="set add sequence (set id=1, origin=1, id=580, fully qualified name = 'pe.sb_dep_abast_agua_id_seq', comment='Sequencia pe.sb_dep_abast_agua_id_seq');" calcext:value-type="string">
            <text:p>set add sequence (set id=1, origin=1, id=580, fully qualified name = 'pe.sb_dep_abast_agua_id_seq', comment='Sequencia pe.sb_dep_abast_agua_id_seq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sb_dep_saneamento_id_seq</text:p>
          </table:table-cell>
          <table:table-cell office:value-type="string" calcext:value-type="string">
            <text:p>Sequencia</text:p>
          </table:table-cell>
          <table:table-cell office:value-type="float" office:value="581" calcext:value-type="float">
            <text:p>581</text:p>
          </table:table-cell>
          <table:table-cell table:formula="of:=CONCATENATE(&quot;set add sequence (set id=1, origin=1, id=&quot;; [.D99]; &quot;, fully qualified name = '&quot;;  [.A99]; &quot;.&quot;; [.B99]; &quot;', &quot;;&quot;comment='&quot;;[.C99];&quot; &quot;;[.A99];&quot;.&quot;; [.B99];&quot;');&quot;)" office:value-type="string" office:string-value="set add sequence (set id=1, origin=1, id=581, fully qualified name = 'pe.sb_dep_saneamento_id_seq', comment='Sequencia pe.sb_dep_saneamento_id_seq');" calcext:value-type="string">
            <text:p>set add sequence (set id=1, origin=1, id=581, fully qualified name = 'pe.sb_dep_saneamento_id_seq', comment='Sequencia pe.sb_dep_saneamento_id_seq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tra_caminho_aereo_l_id_seq</text:p>
          </table:table-cell>
          <table:table-cell office:value-type="string" calcext:value-type="string">
            <text:p>Sequencia</text:p>
          </table:table-cell>
          <table:table-cell office:value-type="float" office:value="582" calcext:value-type="float">
            <text:p>582</text:p>
          </table:table-cell>
          <table:table-cell table:formula="of:=CONCATENATE(&quot;set add sequence (set id=1, origin=1, id=&quot;; [.D100]; &quot;, fully qualified name = '&quot;;  [.A100]; &quot;.&quot;; [.B100]; &quot;', &quot;;&quot;comment='&quot;;[.C100];&quot; &quot;;[.A100];&quot;.&quot;; [.B100];&quot;');&quot;)" office:value-type="string" office:string-value="set add sequence (set id=1, origin=1, id=582, fully qualified name = 'pe.tra_caminho_aereo_l_id_seq', comment='Sequencia pe.tra_caminho_aereo_l_id_seq');" calcext:value-type="string">
            <text:p>set add sequence (set id=1, origin=1, id=582, fully qualified name = 'pe.tra_caminho_aereo_l_id_seq', comment='Sequencia pe.tra_caminho_aereo_l_id_seq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tra_caminho_carrocavel_l_id_seq</text:p>
          </table:table-cell>
          <table:table-cell office:value-type="string" calcext:value-type="string">
            <text:p>Sequencia</text:p>
          </table:table-cell>
          <table:table-cell office:value-type="float" office:value="583" calcext:value-type="float">
            <text:p>583</text:p>
          </table:table-cell>
          <table:table-cell table:formula="of:=CONCATENATE(&quot;set add sequence (set id=1, origin=1, id=&quot;; [.D101]; &quot;, fully qualified name = '&quot;;  [.A101]; &quot;.&quot;; [.B101]; &quot;', &quot;;&quot;comment='&quot;;[.C101];&quot; &quot;;[.A101];&quot;.&quot;; [.B101];&quot;');&quot;)" office:value-type="string" office:string-value="set add sequence (set id=1, origin=1, id=583, fully qualified name = 'pe.tra_caminho_carrocavel_l_id_seq', comment='Sequencia pe.tra_caminho_carrocavel_l_id_seq');" calcext:value-type="string">
            <text:p>set add sequence (set id=1, origin=1, id=583, fully qualified name = 'pe.tra_caminho_carrocavel_l_id_seq', comment='Sequencia pe.tra_caminho_carrocavel_l_id_seq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tra_entroncamento_pto_p_id_seq</text:p>
          </table:table-cell>
          <table:table-cell office:value-type="string" calcext:value-type="string">
            <text:p>Sequencia</text:p>
          </table:table-cell>
          <table:table-cell office:value-type="float" office:value="584" calcext:value-type="float">
            <text:p>584</text:p>
          </table:table-cell>
          <table:table-cell table:formula="of:=CONCATENATE(&quot;set add sequence (set id=1, origin=1, id=&quot;; [.D102]; &quot;, fully qualified name = '&quot;;  [.A102]; &quot;.&quot;; [.B102]; &quot;', &quot;;&quot;comment='&quot;;[.C102];&quot; &quot;;[.A102];&quot;.&quot;; [.B102];&quot;');&quot;)" office:value-type="string" office:string-value="set add sequence (set id=1, origin=1, id=584, fully qualified name = 'pe.tra_entroncamento_pto_p_id_seq', comment='Sequencia pe.tra_entroncamento_pto_p_id_seq');" calcext:value-type="string">
            <text:p>set add sequence (set id=1, origin=1, id=584, fully qualified name = 'pe.tra_entroncamento_pto_p_id_seq', comment='Sequencia pe.tra_entroncamento_pto_p_id_seq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tra_funicular_id_seq</text:p>
          </table:table-cell>
          <table:table-cell office:value-type="string" calcext:value-type="string">
            <text:p>Sequencia</text:p>
          </table:table-cell>
          <table:table-cell office:value-type="float" office:value="585" calcext:value-type="float">
            <text:p>585</text:p>
          </table:table-cell>
          <table:table-cell table:formula="of:=CONCATENATE(&quot;set add sequence (set id=1, origin=1, id=&quot;; [.D103]; &quot;, fully qualified name = '&quot;;  [.A103]; &quot;.&quot;; [.B103]; &quot;', &quot;;&quot;comment='&quot;;[.C103];&quot; &quot;;[.A103];&quot;.&quot;; [.B103];&quot;');&quot;)" office:value-type="string" office:string-value="set add sequence (set id=1, origin=1, id=585, fully qualified name = 'pe.tra_funicular_id_seq', comment='Sequencia pe.tra_funicular_id_seq');" calcext:value-type="string">
            <text:p>set add sequence (set id=1, origin=1, id=585, fully qualified name = 'pe.tra_funicular_id_seq', comment='Sequencia pe.tra_funicular_id_seq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tra_obra_de_arte_viaria_id_seq</text:p>
          </table:table-cell>
          <table:table-cell office:value-type="string" calcext:value-type="string">
            <text:p>Sequencia</text:p>
          </table:table-cell>
          <table:table-cell office:value-type="float" office:value="586" calcext:value-type="float">
            <text:p>586</text:p>
          </table:table-cell>
          <table:table-cell table:formula="of:=CONCATENATE(&quot;set add sequence (set id=1, origin=1, id=&quot;; [.D104]; &quot;, fully qualified name = '&quot;;  [.A104]; &quot;.&quot;; [.B104]; &quot;', &quot;;&quot;comment='&quot;;[.C104];&quot; &quot;;[.A104];&quot;.&quot;; [.B104];&quot;');&quot;)" office:value-type="string" office:string-value="set add sequence (set id=1, origin=1, id=586, fully qualified name = 'pe.tra_obra_de_arte_viaria_id_seq', comment='Sequencia pe.tra_obra_de_arte_viaria_id_seq');" calcext:value-type="string">
            <text:p>set add sequence (set id=1, origin=1, id=586, fully qualified name = 'pe.tra_obra_de_arte_viaria_id_seq', comment='Sequencia pe.tra_obra_de_arte_viaria_id_seq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tra_patio_id_seq</text:p>
          </table:table-cell>
          <table:table-cell office:value-type="string" calcext:value-type="string">
            <text:p>Sequencia</text:p>
          </table:table-cell>
          <table:table-cell office:value-type="float" office:value="587" calcext:value-type="float">
            <text:p>587</text:p>
          </table:table-cell>
          <table:table-cell table:formula="of:=CONCATENATE(&quot;set add sequence (set id=1, origin=1, id=&quot;; [.D105]; &quot;, fully qualified name = '&quot;;  [.A105]; &quot;.&quot;; [.B105]; &quot;', &quot;;&quot;comment='&quot;;[.C105];&quot; &quot;;[.A105];&quot;.&quot;; [.B105];&quot;');&quot;)" office:value-type="string" office:string-value="set add sequence (set id=1, origin=1, id=587, fully qualified name = 'pe.tra_patio_id_seq', comment='Sequencia pe.tra_patio_id_seq');" calcext:value-type="string">
            <text:p>set add sequence (set id=1, origin=1, id=587, fully qualified name = 'pe.tra_patio_id_seq', comment='Sequencia pe.tra_patio_id_seq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tra_ponto_rodoviario_ferrov_id_seq</text:p>
          </table:table-cell>
          <table:table-cell office:value-type="string" calcext:value-type="string">
            <text:p>Sequencia</text:p>
          </table:table-cell>
          <table:table-cell office:value-type="float" office:value="588" calcext:value-type="float">
            <text:p>588</text:p>
          </table:table-cell>
          <table:table-cell table:formula="of:=CONCATENATE(&quot;set add sequence (set id=1, origin=1, id=&quot;; [.D106]; &quot;, fully qualified name = '&quot;;  [.A106]; &quot;.&quot;; [.B106]; &quot;', &quot;;&quot;comment='&quot;;[.C106];&quot; &quot;;[.A106];&quot;.&quot;; [.B106];&quot;');&quot;)" office:value-type="string" office:string-value="set add sequence (set id=1, origin=1, id=588, fully qualified name = 'pe.tra_ponto_rodoviario_ferrov_id_seq', comment='Sequencia pe.tra_ponto_rodoviario_ferrov_id_seq');" calcext:value-type="string">
            <text:p>set add sequence (set id=1, origin=1, id=588, fully qualified name = 'pe.tra_ponto_rodoviario_ferrov_id_seq', comment='Sequencia pe.tra_ponto_rodoviario_ferrov_id_seq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tra_travessia_id_seq</text:p>
          </table:table-cell>
          <table:table-cell office:value-type="string" calcext:value-type="string">
            <text:p>Sequencia</text:p>
          </table:table-cell>
          <table:table-cell office:value-type="float" office:value="589" calcext:value-type="float">
            <text:p>589</text:p>
          </table:table-cell>
          <table:table-cell table:formula="of:=CONCATENATE(&quot;set add sequence (set id=1, origin=1, id=&quot;; [.D107]; &quot;, fully qualified name = '&quot;;  [.A107]; &quot;.&quot;; [.B107]; &quot;', &quot;;&quot;comment='&quot;;[.C107];&quot; &quot;;[.A107];&quot;.&quot;; [.B107];&quot;');&quot;)" office:value-type="string" office:string-value="set add sequence (set id=1, origin=1, id=589, fully qualified name = 'pe.tra_travessia_id_seq', comment='Sequencia pe.tra_travessia_id_seq');" calcext:value-type="string">
            <text:p>set add sequence (set id=1, origin=1, id=589, fully qualified name = 'pe.tra_travessia_id_seq', comment='Sequencia pe.tra_travessia_id_seq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tra_trilha_picada_l_id_seq</text:p>
          </table:table-cell>
          <table:table-cell office:value-type="string" calcext:value-type="string">
            <text:p>Sequencia</text:p>
          </table:table-cell>
          <table:table-cell office:value-type="float" office:value="590" calcext:value-type="float">
            <text:p>590</text:p>
          </table:table-cell>
          <table:table-cell table:formula="of:=CONCATENATE(&quot;set add sequence (set id=1, origin=1, id=&quot;; [.D108]; &quot;, fully qualified name = '&quot;;  [.A108]; &quot;.&quot;; [.B108]; &quot;', &quot;;&quot;comment='&quot;;[.C108];&quot; &quot;;[.A108];&quot;.&quot;; [.B108];&quot;');&quot;)" office:value-type="string" office:string-value="set add sequence (set id=1, origin=1, id=590, fully qualified name = 'pe.tra_trilha_picada_l_id_seq', comment='Sequencia pe.tra_trilha_picada_l_id_seq');" calcext:value-type="string">
            <text:p>set add sequence (set id=1, origin=1, id=590, fully qualified name = 'pe.tra_trilha_picada_l_id_seq', comment='Sequencia pe.tra_trilha_picada_l_id_seq');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veg_vegetacao_a_id_seq</text:p>
          </table:table-cell>
          <table:table-cell office:value-type="string" calcext:value-type="string">
            <text:p>Sequencia</text:p>
          </table:table-cell>
          <table:table-cell office:value-type="float" office:value="591" calcext:value-type="float">
            <text:p>591</text:p>
          </table:table-cell>
          <table:table-cell table:formula="of:=CONCATENATE(&quot;set add sequence (set id=1, origin=1, id=&quot;; [.D109]; &quot;, fully qualified name = '&quot;;  [.A109]; &quot;.&quot;; [.B109]; &quot;', &quot;;&quot;comment='&quot;;[.C109];&quot; &quot;;[.A109];&quot;.&quot;; [.B109];&quot;');&quot;)" office:value-type="string" office:string-value="set add sequence (set id=1, origin=1, id=591, fully qualified name = 'pe.veg_vegetacao_a_id_seq', comment='Sequencia pe.veg_vegetacao_a_id_seq');" calcext:value-type="string">
            <text:p>set add sequence (set id=1, origin=1, id=591, fully qualified name = 'pe.veg_vegetacao_a_id_seq', comment='Sequencia pe.veg_vegetacao_a_id_seq');</text:p>
          </table:table-cell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aux_descontinuidade_geometrica_id_seq</text:p>
          </table:table-cell>
          <table:table-cell office:value-type="string" calcext:value-type="string">
            <text:p>Sequencia</text:p>
          </table:table-cell>
          <table:table-cell office:value-type="float" office:value="592" calcext:value-type="float">
            <text:p>592</text:p>
          </table:table-cell>
          <table:table-cell table:formula="of:=CONCATENATE(&quot;set add sequence (set id=1, origin=1, id=&quot;; [.D110]; &quot;, fully qualified name = '&quot;;  [.A110]; &quot;.&quot;; [.B110]; &quot;', &quot;;&quot;comment='&quot;;[.C110];&quot; &quot;;[.A110];&quot;.&quot;; [.B110];&quot;');&quot;)" office:value-type="string" office:string-value="set add sequence (set id=1, origin=1, id=592, fully qualified name = 'public.aux_descontinuidade_geometrica_id_seq', comment='Sequencia public.aux_descontinuidade_geometrica_id_seq');" calcext:value-type="string">
            <text:p>set add sequence (set id=1, origin=1, id=592, fully qualified name = 'public.aux_descontinuidade_geometrica_id_seq', comment='Sequencia public.aux_descontinuidade_geometrica_id_seq');</text:p>
          </table:table-cell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aux_geometria_id_seq</text:p>
          </table:table-cell>
          <table:table-cell office:value-type="string" calcext:value-type="string">
            <text:p>Sequencia</text:p>
          </table:table-cell>
          <table:table-cell office:value-type="float" office:value="593" calcext:value-type="float">
            <text:p>593</text:p>
          </table:table-cell>
          <table:table-cell table:formula="of:=CONCATENATE(&quot;set add sequence (set id=1, origin=1, id=&quot;; [.D111]; &quot;, fully qualified name = '&quot;;  [.A111]; &quot;.&quot;; [.B111]; &quot;', &quot;;&quot;comment='&quot;;[.C111];&quot; &quot;;[.A111];&quot;.&quot;; [.B111];&quot;');&quot;)" office:value-type="string" office:string-value="set add sequence (set id=1, origin=1, id=593, fully qualified name = 'public.aux_geometria_id_seq', comment='Sequencia public.aux_geometria_id_seq');" calcext:value-type="string">
            <text:p>set add sequence (set id=1, origin=1, id=593, fully qualified name = 'public.aux_geometria_id_seq', comment='Sequencia public.aux_geometria_id_seq');</text:p>
          </table:table-cell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aux_moldura_a_id_seq</text:p>
          </table:table-cell>
          <table:table-cell office:value-type="string" calcext:value-type="string">
            <text:p>Sequencia</text:p>
          </table:table-cell>
          <table:table-cell office:value-type="float" office:value="594" calcext:value-type="float">
            <text:p>594</text:p>
          </table:table-cell>
          <table:table-cell table:formula="of:=CONCATENATE(&quot;set add sequence (set id=1, origin=1, id=&quot;; [.D112]; &quot;, fully qualified name = '&quot;;  [.A112]; &quot;.&quot;; [.B112]; &quot;', &quot;;&quot;comment='&quot;;[.C112];&quot; &quot;;[.A112];&quot;.&quot;; [.B112];&quot;');&quot;)" office:value-type="string" office:string-value="set add sequence (set id=1, origin=1, id=594, fully qualified name = 'public.aux_moldura_a_id_seq', comment='Sequencia public.aux_moldura_a_id_seq');" calcext:value-type="string">
            <text:p>set add sequence (set id=1, origin=1, id=594, fully qualified name = 'public.aux_moldura_a_id_seq', comment='Sequencia public.aux_moldura_a_id_seq');</text:p>
          </table:table-cell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aux_objeto_desconhecido_id_seq</text:p>
          </table:table-cell>
          <table:table-cell office:value-type="string" calcext:value-type="string">
            <text:p>Sequencia</text:p>
          </table:table-cell>
          <table:table-cell office:value-type="float" office:value="595" calcext:value-type="float">
            <text:p>595</text:p>
          </table:table-cell>
          <table:table-cell table:formula="of:=CONCATENATE(&quot;set add sequence (set id=1, origin=1, id=&quot;; [.D113]; &quot;, fully qualified name = '&quot;;  [.A113]; &quot;.&quot;; [.B113]; &quot;', &quot;;&quot;comment='&quot;;[.C113];&quot; &quot;;[.A113];&quot;.&quot;; [.B113];&quot;');&quot;)" office:value-type="string" office:string-value="set add sequence (set id=1, origin=1, id=595, fully qualified name = 'public.aux_objeto_desconhecido_id_seq', comment='Sequencia public.aux_objeto_desconhecido_id_seq');" calcext:value-type="string">
            <text:p>set add sequence (set id=1, origin=1, id=595, fully qualified name = 'public.aux_objeto_desconhecido_id_seq', comment='Sequencia public.aux_objeto_desconhecido_id_seq')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4">00/00/0000</text:date>, <text:time style:data-style-name="N2" text:time-value="13:52:22.9115042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1T10:42:14.884486587</meta:creation-date>
    <dc:date>2016-04-04T13:52:55.903834844</dc:date>
    <meta:editing-duration>PT1H56M22S</meta:editing-duration>
    <meta:editing-cycles>7</meta:editing-cycles>
    <meta:generator>LibreOffice/4.2.8.2$Linux_X86_64 LibreOffice_project/420m0$Build-2</meta:generator>
    <meta:document-statistic meta:table-count="1" meta:cell-count="565" meta:object-count="0"/>
  </office:meta>
</office:document-meta>
</file>